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129.66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3"/>
    <style:style style:name="ce3" style:family="table-cell" style:parent-style-name="Default" style:data-style-name="N2"/>
    <style:style style:name="ce4" style:family="table-cell" style:parent-style-name="Default" style:data-style-name="N135"/>
    <style:style style:name="ce5" style:family="table-cell" style:parent-style-name="Default" style:data-style-name="N99"/>
    <style:style style:name="ce6" style:family="table-cell" style:parent-style-name="Default" style:data-style-name="N124"/>
    <style:style style:name="ce7" style:family="table-cell" style:parent-style-name="Default" style:data-style-name="N140"/>
    <style:style style:name="ce8" style:family="table-cell" style:parent-style-name="Default" style:data-style-name="N99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Ph sensor</text:p>
          </table:table-cell>
          <table:covered-table-cell table:style-name="ce1"/>
          <table:covered-table-cell table:number-columns-repeated="10"/>
          <table:table-cell table:number-columns-repeated="12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Average_factor</text:p>
          </table:table-cell>
          <table:table-cell office:value-type="float" office:value="0.9" calcext:value-type="float">
            <text:p>0.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cale amp</text:p>
          </table:table-cell>
          <table:table-cell office:value-type="float" office:value="0.057" calcext:value-type="float">
            <text:p>0.057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cale time</text:p>
          </table:table-cell>
          <table:table-cell table:style-name="ce3" office:value-type="float" office:value="5" calcext:value-type="float">
            <text:p>5.00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oltage_raw</text:p>
          </table:table-cell>
          <table:table-cell office:value-type="string" calcext:value-type="string">
            <text:p>ph_raw</text:p>
          </table:table-cell>
          <table:table-cell office:value-type="string" calcext:value-type="string">
            <text:p>voltage_avg</text:p>
          </table:table-cell>
          <table:table-cell office:value-type="string" calcext:value-type="string">
            <text:p>ph_avg</text:p>
          </table:table-cell>
          <table:table-cell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office:value-type="string" calcext:value-type="string">
            <text:p>Can read by last valid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Expected Output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time,datetime,datetime_timezone,voltage_raw,voltage_avg,ph_raw,ph_avg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4" table:formula="of:=[.$C$4]*SIN([.$C$5]*[.B9])" office:value-type="float" office:value="0" calcext:value-type="float">
            <text:p>0.000000000000000</text:p>
          </table:table-cell>
          <table:table-cell table:style-name="ce4" table:formula="of:=IF([.C9]=&quot;None&quot;;&quot;None&quot;;-[.C9]/0.057+7)" office:value-type="float" office:value="7" calcext:value-type="float">
            <text:p>7.000000000000000</text:p>
          </table:table-cell>
          <table:table-cell table:style-name="ce4" table:formula="of:==IF(AND([.G9];[.I9];NOT([.C9]=&quot;None&quot;));[.E8]*[.$F$2]+[.C9]*(1-[.$F$2]);[.E8])" office:value-type="float" office:value="0" calcext:value-type="float">
            <text:p>0.000000000000000</text:p>
          </table:table-cell>
          <table:table-cell table:style-name="ce4" table:formula="of:==IF(AND([.G9];[.I9];NOT([.D9]=&quot;None&quot;));[.F8]*[.$F$2]+[.D9]*(1-[.$F$2]);[.F8])" office:value-type="float" office:value="7" calcext:value-type="float">
            <text:p>7.000000000000000</text:p>
          </table:table-cell>
          <table:table-cell table:style-name="ce5" table:formula="of:=IF([.C9]=&quot;None&quot;;FALSE();TRUE())" office:value-type="boolean" office:boolean-value="true" calcext:value-type="boolean">
            <text:p>TRUE</text:p>
          </table:table-cell>
          <table:table-cell table:formula="of:=IF(AND([.G8];[.I8]);[.B8];[.H8])" office:value-type="float" office:value="-10" calcext:value-type="float">
            <text:p>-10</text:p>
          </table:table-cell>
          <table:table-cell table:style-name="ce5" table:formula="of:=IF(([.B9]-[.$C$3])&gt;[.H9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9];[.C9];&quot;&quot;)" office:value-type="float" office:value="0" calcext:value-type="float">
            <text:p>0.00000000000000000000</text:p>
          </table:table-cell>
          <table:table-cell table:formula="of:=IF(NOT([.K9]=&quot;&quot;);CONCATENATE([.B9];&quot;,_,_,&quot;;[.C9];&quot;,&quot;;[.E9];&quot;,&quot;;[.D9];&quot;,&quot;;[.F9]);&quot;&quot;)" office:value-type="string" office:string-value="0,_,_,0,0,7,7" calcext:value-type="string">
            <text:p>0,_,_,0,0,7,7</text:p>
          </table:table-cell>
          <table:table-cell table:number-columns-repeated="12"/>
        </table:table-row>
        <table:table-row table:style-name="ro1">
          <table:table-cell table:formula="of:=[.A9]+1" office:value-type="float" office:value="1" calcext:value-type="float">
            <text:p>1</text:p>
          </table:table-cell>
          <table:table-cell table:formula="of:=[.B9]+[.$C$2]" office:value-type="float" office:value="0.1" calcext:value-type="float">
            <text:p>0.1</text:p>
          </table:table-cell>
          <table:table-cell table:style-name="ce4" table:formula="of:=[.$C$4]*SIN([.$C$5]*[.B10])" office:value-type="float" office:value="0.0273272557004396" calcext:value-type="float">
            <text:p>0.027327255700440</text:p>
          </table:table-cell>
          <table:table-cell table:style-name="ce4" table:formula="of:=IF([.C10]=&quot;None&quot;;&quot;None&quot;;-[.C10]/0.057+7)" office:value-type="float" office:value="6.5205744613958" calcext:value-type="float">
            <text:p>6.520574461395800</text:p>
          </table:table-cell>
          <table:table-cell table:style-name="ce4" table:formula="of:==IF(AND([.G10];[.I10];NOT([.C10]=&quot;None&quot;));[.E9]*[.$F$2]+[.C10]*(1-[.$F$2]);[.E9])" office:value-type="float" office:value="0" calcext:value-type="float">
            <text:p>0.000000000000000</text:p>
          </table:table-cell>
          <table:table-cell table:style-name="ce4" table:formula="of:==IF(AND([.G10];[.I10];NOT([.D10]=&quot;None&quot;));[.F9]*[.$F$2]+[.D10]*(1-[.$F$2]);[.F9])" office:value-type="float" office:value="7" calcext:value-type="float">
            <text:p>7.000000000000000</text:p>
          </table:table-cell>
          <table:table-cell table:style-name="ce5" table:formula="of:=IF([.C10]=&quot;None&quot;;FALSE();TRUE())" office:value-type="boolean" office:boolean-value="true" calcext:value-type="boolean">
            <text:p>TRUE</text:p>
          </table:table-cell>
          <table:table-cell table:formula="of:=IF(AND([.G9];[.I9]);[.B9];[.H9])" office:value-type="float" office:value="0" calcext:value-type="float">
            <text:p>0</text:p>
          </table:table-cell>
          <table:table-cell table:style-name="ce5" table:formula="of:=IF(([.B10]-[.$C$3])&gt;[.H10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0];[.C10];&quot;&quot;)">
            <text:p/>
          </table:table-cell>
          <table:table-cell table:formula="of:=IF(NOT([.K10]=&quot;&quot;);CONCATENATE([.B10];&quot;,_,_,&quot;;[.C10];&quot;,&quot;;[.E10];&quot;,&quot;;[.D10];&quot;,&quot;;[.F10]);&quot;&quot;)">
            <text:p/>
          </table:table-cell>
          <table:table-cell table:number-columns-repeated="12"/>
        </table:table-row>
        <table:table-row table:style-name="ro1">
          <table:table-cell table:formula="of:=[.A10]+1" office:value-type="float" office:value="2" calcext:value-type="float">
            <text:p>2</text:p>
          </table:table-cell>
          <table:table-cell table:formula="of:=[.B10]+[.$C$2]" office:value-type="float" office:value="0.2" calcext:value-type="float">
            <text:p>0.2</text:p>
          </table:table-cell>
          <table:table-cell table:style-name="ce4" table:formula="of:=[.$C$4]*SIN([.$C$5]*[.B11])" office:value-type="float" office:value="0.0479638461340501" calcext:value-type="float">
            <text:p>0.047963846134050</text:p>
          </table:table-cell>
          <table:table-cell table:style-name="ce4" table:formula="of:=IF([.C11]=&quot;None&quot;;&quot;None&quot;;-[.C11]/0.057+7)" office:value-type="float" office:value="6.1585290151921" calcext:value-type="float">
            <text:p>6.158529015192100</text:p>
          </table:table-cell>
          <table:table-cell table:style-name="ce4" table:formula="of:==IF(AND([.G11];[.I11];NOT([.C11]=&quot;None&quot;));[.E10]*[.$F$2]+[.C11]*(1-[.$F$2]);[.E10])" office:value-type="float" office:value="0.00479638461340501" calcext:value-type="float">
            <text:p>0.004796384613405</text:p>
          </table:table-cell>
          <table:table-cell table:style-name="ce4" table:formula="of:==IF(AND([.G11];[.I11];NOT([.D11]=&quot;None&quot;));[.F10]*[.$F$2]+[.D11]*(1-[.$F$2]);[.F10])" office:value-type="float" office:value="6.91585290151921" calcext:value-type="float">
            <text:p>6.915852901519210</text:p>
          </table:table-cell>
          <table:table-cell table:style-name="ce5" table:formula="of:=IF([.C11]=&quot;None&quot;;FALSE();TRUE())" office:value-type="boolean" office:boolean-value="true" calcext:value-type="boolean">
            <text:p>TRUE</text:p>
          </table:table-cell>
          <table:table-cell table:formula="of:=IF(AND([.G10];[.I10]);[.B10];[.H10])" office:value-type="float" office:value="0" calcext:value-type="float">
            <text:p>0</text:p>
          </table:table-cell>
          <table:table-cell table:style-name="ce5" table:formula="of:=IF(([.B11]-[.$C$3])&gt;[.H11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1];[.C11];&quot;&quot;)" office:value-type="float" office:value="0.0479638461340501" calcext:value-type="float">
            <text:p>0.04796384613405010000</text:p>
          </table:table-cell>
          <table:table-cell table:formula="of:=IF(NOT([.K11]=&quot;&quot;);CONCATENATE([.B11];&quot;,_,_,&quot;;[.C11];&quot;,&quot;;[.E11];&quot;,&quot;;[.D11];&quot;,&quot;;[.F11]);&quot;&quot;)" office:value-type="string" office:string-value="0.2,_,_,0.0479638461340501,0.00479638461340501,6.1585290151921,6.91585290151921" calcext:value-type="string">
            <text:p>0.2,_,_,0.0479638461340501,0.00479638461340501,6.1585290151921,6.91585290151921</text:p>
          </table:table-cell>
          <table:table-cell table:style-name="ce5" table:number-columns-repeated="2"/>
          <table:table-cell table:number-columns-repeated="9"/>
          <table:table-cell table:formula="of:=([.L11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1]+1" office:value-type="float" office:value="3" calcext:value-type="float">
            <text:p>3</text:p>
          </table:table-cell>
          <table:table-cell table:formula="of:=[.B11]+[.$C$2]" office:value-type="float" office:value="0.3" calcext:value-type="float">
            <text:p>0.3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2]=&quot;None&quot;;&quot;None&quot;;[.C12]/0.057+7)" office:value-type="string" office:string-value="None" calcext:value-type="string">
            <text:p>None</text:p>
          </table:table-cell>
          <table:table-cell table:style-name="ce4" table:formula="of:==IF(AND([.G12];[.I12];NOT([.C12]=&quot;None&quot;));[.E11]*[.$F$2]+[.C12]*(1-[.$F$2]);[.E11])" office:value-type="float" office:value="0.00479638461340501" calcext:value-type="float">
            <text:p>0.004796384613405</text:p>
          </table:table-cell>
          <table:table-cell table:style-name="ce4" table:formula="of:==IF(AND([.G12];[.I12];NOT([.D12]=&quot;None&quot;));[.F11]*[.$F$2]+[.D12]*(1-[.$F$2]);[.F11])" office:value-type="float" office:value="6.91585290151921" calcext:value-type="float">
            <text:p>6.915852901519210</text:p>
          </table:table-cell>
          <table:table-cell table:style-name="ce5" table:formula="of:=IF([.C12]=&quot;None&quot;;FALSE();TRUE())" office:value-type="boolean" office:boolean-value="false" calcext:value-type="boolean">
            <text:p>FALSE</text:p>
          </table:table-cell>
          <table:table-cell table:formula="of:=IF(AND([.G11];[.I11]);[.B11];[.H11])" office:value-type="float" office:value="0.2" calcext:value-type="float">
            <text:p>0.2</text:p>
          </table:table-cell>
          <table:table-cell table:style-name="ce5" table:formula="of:=IF(([.B12]-[.$C$3])&gt;[.H12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2];[.C12];&quot;&quot;)">
            <text:p/>
          </table:table-cell>
          <table:table-cell table:formula="of:=IF(NOT([.K12]=&quot;&quot;);CONCATENATE([.B12];&quot;,_,_,&quot;;[.C12];&quot;,&quot;;[.E12];&quot;,&quot;;[.D12];&quot;,&quot;;[.F12]);&quot;&quot;)">
            <text:p/>
          </table:table-cell>
          <table:table-cell table:style-name="ce5" table:number-columns-repeated="2"/>
          <table:table-cell table:number-columns-repeated="9"/>
          <table:table-cell table:formula="of:=([.L12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2]+1" office:value-type="float" office:value="4" calcext:value-type="float">
            <text:p>4</text:p>
          </table:table-cell>
          <table:table-cell table:formula="of:=[.B12]+[.$C$2]" office:value-type="float" office:value="0.4" calcext:value-type="float">
            <text:p>0.4</text:p>
          </table:table-cell>
          <table:table-cell table:style-name="ce4" table:formula="of:=[.$C$4]*SIN([.$C$5]*[.B13])" office:value-type="float" office:value="0.0518299533290639" calcext:value-type="float">
            <text:p>0.051829953329064</text:p>
          </table:table-cell>
          <table:table-cell table:style-name="ce4" table:formula="of:=IF([.C13]=&quot;None&quot;;&quot;None&quot;;-[.C13]/0.057+7)" office:value-type="float" office:value="6.09070257317432" calcext:value-type="float">
            <text:p>6.090702573174320</text:p>
          </table:table-cell>
          <table:table-cell table:style-name="ce4" table:formula="of:==IF(AND([.G13];[.I13];NOT([.C13]=&quot;None&quot;));[.E12]*[.$F$2]+[.C13]*(1-[.$F$2]);[.E12])" office:value-type="float" office:value="0.0094997414849709" calcext:value-type="float">
            <text:p>0.009499741484971</text:p>
          </table:table-cell>
          <table:table-cell table:style-name="ce4" table:formula="of:==IF(AND([.G13];[.I13];NOT([.D13]=&quot;None&quot;));[.F12]*[.$F$2]+[.D13]*(1-[.$F$2]);[.F12])" office:value-type="float" office:value="6.83333786868472" calcext:value-type="float">
            <text:p>6.833337868684720</text:p>
          </table:table-cell>
          <table:table-cell table:style-name="ce5" table:formula="of:=IF([.C13]=&quot;None&quot;;FALSE();TRUE())" office:value-type="boolean" office:boolean-value="true" calcext:value-type="boolean">
            <text:p>TRUE</text:p>
          </table:table-cell>
          <table:table-cell table:formula="of:=IF(AND([.G12];[.I12]);[.B12];[.H12])" office:value-type="float" office:value="0.2" calcext:value-type="float">
            <text:p>0.2</text:p>
          </table:table-cell>
          <table:table-cell table:style-name="ce5" table:formula="of:=IF(([.B13]-[.$C$3])&gt;[.H13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3];[.C13];&quot;&quot;)" office:value-type="float" office:value="0.0518299533290639" calcext:value-type="float">
            <text:p>0.05182995332906390000</text:p>
          </table:table-cell>
          <table:table-cell table:formula="of:=IF(NOT([.K13]=&quot;&quot;);CONCATENATE([.B13];&quot;,_,_,&quot;;[.C13];&quot;,&quot;;[.E13];&quot;,&quot;;[.D13];&quot;,&quot;;[.F13]);&quot;&quot;)" office:value-type="string" office:string-value="0.4,_,_,0.0518299533290639,0.0094997414849709,6.09070257317432,6.83333786868472" calcext:value-type="string">
            <text:p>0.4,_,_,0.0518299533290639,0.0094997414849709,6.09070257317432,6.83333786868472</text:p>
          </table:table-cell>
          <table:table-cell table:style-name="ce5" table:number-columns-repeated="2"/>
          <table:table-cell table:number-columns-repeated="9"/>
          <table:table-cell table:formula="of:=([.L13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3]+1" office:value-type="float" office:value="5" calcext:value-type="float">
            <text:p>5</text:p>
          </table:table-cell>
          <table:table-cell table:formula="of:=[.B13]+[.$C$2]" office:value-type="float" office:value="0.5" calcext:value-type="float">
            <text:p>0.5</text:p>
          </table:table-cell>
          <table:table-cell table:style-name="ce4" table:formula="of:=[.$C$4]*SIN([.$C$5]*[.B14])" office:value-type="float" office:value="0.0341129122139255" calcext:value-type="float">
            <text:p>0.034112912213926</text:p>
          </table:table-cell>
          <table:table-cell table:style-name="ce4" table:formula="of:=IF([.C14]=&quot;None&quot;;&quot;None&quot;;-[.C14]/0.057+7)" office:value-type="float" office:value="6.40152785589604" calcext:value-type="float">
            <text:p>6.401527855896040</text:p>
          </table:table-cell>
          <table:table-cell table:style-name="ce4" table:formula="of:==IF(AND([.G14];[.I14];NOT([.C14]=&quot;None&quot;));[.E13]*[.$F$2]+[.C14]*(1-[.$F$2]);[.E13])" office:value-type="float" office:value="0.0094997414849709" calcext:value-type="float">
            <text:p>0.009499741484971</text:p>
          </table:table-cell>
          <table:table-cell table:style-name="ce4" table:formula="of:==IF(AND([.G14];[.I14];NOT([.D14]=&quot;None&quot;));[.F13]*[.$F$2]+[.D14]*(1-[.$F$2]);[.F13])" office:value-type="float" office:value="6.83333786868472" calcext:value-type="float">
            <text:p>6.833337868684720</text:p>
          </table:table-cell>
          <table:table-cell table:style-name="ce5" table:formula="of:=IF([.C14]=&quot;None&quot;;FALSE();TRUE())" office:value-type="boolean" office:boolean-value="true" calcext:value-type="boolean">
            <text:p>TRUE</text:p>
          </table:table-cell>
          <table:table-cell table:formula="of:=IF(AND([.G13];[.I13]);[.B13];[.H13])" office:value-type="float" office:value="0.4" calcext:value-type="float">
            <text:p>0.4</text:p>
          </table:table-cell>
          <table:table-cell table:style-name="ce5" table:formula="of:=IF(([.B14]-[.$C$3])&gt;[.H14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4];[.C14];&quot;&quot;)">
            <text:p/>
          </table:table-cell>
          <table:table-cell table:formula="of:=IF(NOT([.K14]=&quot;&quot;);CONCATENATE([.B14];&quot;,_,_,&quot;;[.C14];&quot;,&quot;;[.E14];&quot;,&quot;;[.D14];&quot;,&quot;;[.F14]);&quot;&quot;)">
            <text:p/>
          </table:table-cell>
          <table:table-cell table:style-name="ce5" table:number-columns-repeated="2"/>
          <table:table-cell table:number-columns-repeated="9"/>
          <table:table-cell table:formula="of:=([.L14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4]+1" office:value-type="float" office:value="6" calcext:value-type="float">
            <text:p>6</text:p>
          </table:table-cell>
          <table:table-cell table:formula="of:=[.B14]+[.$C$2]" office:value-type="float" office:value="0.6" calcext:value-type="float">
            <text:p>0.6</text:p>
          </table:table-cell>
          <table:table-cell table:style-name="ce4" table:formula="of:=[.$C$4]*SIN([.$C$5]*[.B15])" office:value-type="float" office:value="0.00804384045941243" calcext:value-type="float">
            <text:p>0.008043840459412</text:p>
          </table:table-cell>
          <table:table-cell table:style-name="ce4" table:formula="of:=IF([.C15]=&quot;None&quot;;&quot;None&quot;;-[.C15]/0.057+7)" office:value-type="float" office:value="6.85887999194013" calcext:value-type="float">
            <text:p>6.858879991940130</text:p>
          </table:table-cell>
          <table:table-cell table:style-name="ce4" table:formula="of:==IF(AND([.G15];[.I15];NOT([.C15]=&quot;None&quot;));[.E14]*[.$F$2]+[.C15]*(1-[.$F$2]);[.E14])" office:value-type="float" office:value="0.00935415138241505" calcext:value-type="float">
            <text:p>0.009354151382415</text:p>
          </table:table-cell>
          <table:table-cell table:style-name="ce4" table:formula="of:==IF(AND([.G15];[.I15];NOT([.D15]=&quot;None&quot;));[.F14]*[.$F$2]+[.D15]*(1-[.$F$2]);[.F14])" office:value-type="float" office:value="6.83589208101026" calcext:value-type="float">
            <text:p>6.835892081010260</text:p>
          </table:table-cell>
          <table:table-cell table:style-name="ce5" table:formula="of:=IF([.C15]=&quot;None&quot;;FALSE();TRUE())" office:value-type="boolean" office:boolean-value="true" calcext:value-type="boolean">
            <text:p>TRUE</text:p>
          </table:table-cell>
          <table:table-cell table:formula="of:=IF(AND([.G14];[.I14]);[.B14];[.H14])" office:value-type="float" office:value="0.4" calcext:value-type="float">
            <text:p>0.4</text:p>
          </table:table-cell>
          <table:table-cell table:style-name="ce5" table:formula="of:=IF(([.B15]-[.$C$3])&gt;[.H15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5];[.C15];&quot;&quot;)" office:value-type="float" office:value="0.00804384045941243" calcext:value-type="float">
            <text:p>0.00804384045941243000</text:p>
          </table:table-cell>
          <table:table-cell table:formula="of:=IF(NOT([.K15]=&quot;&quot;);CONCATENATE([.B15];&quot;,_,_,&quot;;[.C15];&quot;,&quot;;[.E15];&quot;,&quot;;[.D15];&quot;,&quot;;[.F15]);&quot;&quot;)" office:value-type="string" office:string-value="0.6,_,_,0.00804384045941243,0.00935415138241505,6.85887999194013,6.83589208101026" calcext:value-type="string">
            <text:p>0.6,_,_,0.00804384045941243,0.00935415138241505,6.85887999194013,6.83589208101026</text:p>
          </table:table-cell>
          <table:table-cell table:style-name="ce5" table:number-columns-repeated="2"/>
          <table:table-cell table:number-columns-repeated="9"/>
          <table:table-cell table:formula="of:=([.L15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5]+1" office:value-type="float" office:value="7" calcext:value-type="float">
            <text:p>7</text:p>
          </table:table-cell>
          <table:table-cell table:formula="of:=[.B15]+[.$C$2]" office:value-type="float" office:value="0.7" calcext:value-type="float">
            <text:p>0.7</text:p>
          </table:table-cell>
          <table:table-cell table:style-name="ce4" table:formula="of:=[.$C$4]*SIN([.$C$5]*[.B16])" office:value-type="float" office:value="-0.0199946439783083" calcext:value-type="float">
            <text:p>-0.019994643978308</text:p>
          </table:table-cell>
          <table:table-cell table:style-name="ce4" table:formula="of:=IF([.C16]=&quot;None&quot;;&quot;None&quot;;-[.C16]/0.057+7)" office:value-type="float" office:value="7.35078322768962" calcext:value-type="float">
            <text:p>7.350783227689620</text:p>
          </table:table-cell>
          <table:table-cell table:style-name="ce4" table:formula="of:==IF(AND([.G16];[.I16];NOT([.C16]=&quot;None&quot;));[.E15]*[.$F$2]+[.C16]*(1-[.$F$2]);[.E15])" office:value-type="float" office:value="0.00935415138241505" calcext:value-type="float">
            <text:p>0.009354151382415</text:p>
          </table:table-cell>
          <table:table-cell table:style-name="ce4" table:formula="of:==IF(AND([.G16];[.I16];NOT([.D16]=&quot;None&quot;));[.F15]*[.$F$2]+[.D16]*(1-[.$F$2]);[.F15])" office:value-type="float" office:value="6.83589208101026" calcext:value-type="float">
            <text:p>6.835892081010260</text:p>
          </table:table-cell>
          <table:table-cell table:style-name="ce5" table:formula="of:=IF([.C16]=&quot;None&quot;;FALSE();TRUE())" office:value-type="boolean" office:boolean-value="true" calcext:value-type="boolean">
            <text:p>TRUE</text:p>
          </table:table-cell>
          <table:table-cell table:formula="of:=IF(AND([.G15];[.I15]);[.B15];[.H15])" office:value-type="float" office:value="0.6" calcext:value-type="float">
            <text:p>0.6</text:p>
          </table:table-cell>
          <table:table-cell table:style-name="ce5" table:formula="of:=IF(([.B16]-[.$C$3])&gt;[.H16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6];[.C16];&quot;&quot;)">
            <text:p/>
          </table:table-cell>
          <table:table-cell table:formula="of:=IF(NOT([.K16]=&quot;&quot;);CONCATENATE([.B16];&quot;,_,_,&quot;;[.C16];&quot;,&quot;;[.E16];&quot;,&quot;;[.D16];&quot;,&quot;;[.F16]);&quot;&quot;)">
            <text:p/>
          </table:table-cell>
          <table:table-cell table:style-name="ce5" table:number-columns-repeated="2"/>
          <table:table-cell table:number-columns-repeated="9"/>
          <table:table-cell table:formula="of:=([.L16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6]+1" office:value-type="float" office:value="8" calcext:value-type="float">
            <text:p>8</text:p>
          </table:table-cell>
          <table:table-cell table:formula="of:=[.B16]+[.$C$2]" office:value-type="float" office:value="0.8" calcext:value-type="float">
            <text:p>0.8</text:p>
          </table:table-cell>
          <table:table-cell table:style-name="ce4" office:value-type="string" calcext:value-type="string">
            <text:p>None</text:p>
          </table:table-cell>
          <table:table-cell table:style-name="ce4" table:formula="of:=IF([.C17]=&quot;None&quot;;&quot;None&quot;;[.C17]/0.057+7)" office:value-type="string" office:string-value="None" calcext:value-type="string">
            <text:p>None</text:p>
          </table:table-cell>
          <table:table-cell table:style-name="ce4" table:formula="of:==IF(AND([.G17];[.I17];NOT([.C17]=&quot;None&quot;));[.E16]*[.$F$2]+[.C17]*(1-[.$F$2]);[.E16])" office:value-type="float" office:value="0.00935415138241505" calcext:value-type="float">
            <text:p>0.009354151382415</text:p>
          </table:table-cell>
          <table:table-cell table:style-name="ce4" table:formula="of:==IF(AND([.G17];[.I17];NOT([.D17]=&quot;None&quot;));[.F16]*[.$F$2]+[.D17]*(1-[.$F$2]);[.F16])" office:value-type="float" office:value="6.83589208101026" calcext:value-type="float">
            <text:p>6.835892081010260</text:p>
          </table:table-cell>
          <table:table-cell table:style-name="ce5" table:formula="of:=IF([.C17]=&quot;None&quot;;FALSE();TRUE())" office:value-type="boolean" office:boolean-value="false" calcext:value-type="boolean">
            <text:p>FALSE</text:p>
          </table:table-cell>
          <table:table-cell table:formula="of:=IF(AND([.G16];[.I16]);[.B16];[.H16])" office:value-type="float" office:value="0.6" calcext:value-type="float">
            <text:p>0.6</text:p>
          </table:table-cell>
          <table:table-cell table:style-name="ce5" table:formula="of:=IF(([.B17]-[.$C$3])&gt;[.H17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7];[.C17];&quot;&quot;)" office:value-type="string" office:string-value="None" calcext:value-type="string">
            <text:p>None</text:p>
          </table:table-cell>
          <table:table-cell table:formula="of:=IF(NOT([.K17]=&quot;&quot;);CONCATENATE([.B17];&quot;,_,_,&quot;;[.C17];&quot;,&quot;;[.E17];&quot;,&quot;;[.D17];&quot;,&quot;;[.F17]);&quot;&quot;)" office:value-type="string" office:string-value="0.8,_,_,None,0.00935415138241505,None,6.83589208101026" calcext:value-type="string">
            <text:p>0.8,_,_,None,0.00935415138241505,None,6.83589208101026</text:p>
          </table:table-cell>
          <table:table-cell table:style-name="ce5" table:number-columns-repeated="2"/>
          <table:table-cell table:number-columns-repeated="9"/>
          <table:table-cell table:formula="of:=([.L17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7]+1" office:value-type="float" office:value="9" calcext:value-type="float">
            <text:p>9</text:p>
          </table:table-cell>
          <table:table-cell table:formula="of:=[.B17]+[.$C$2]" office:value-type="float" office:value="0.9" calcext:value-type="float">
            <text:p>0.9</text:p>
          </table:table-cell>
          <table:table-cell table:style-name="ce4" table:formula="of:=[.$C$4]*SIN([.$C$5]*[.B18])" office:value-type="float" office:value="-0.0557192167069105" calcext:value-type="float">
            <text:p>-0.055719216706911</text:p>
          </table:table-cell>
          <table:table-cell table:style-name="ce4" table:formula="of:=IF([.C18]=&quot;None&quot;;&quot;None&quot;;-[.C18]/0.057+7)" office:value-type="float" office:value="7.9775301176651" calcext:value-type="float">
            <text:p>7.977530117665100</text:p>
          </table:table-cell>
          <table:table-cell table:style-name="ce4" table:formula="of:==IF(AND([.G18];[.I18];NOT([.C18]=&quot;None&quot;));[.E17]*[.$F$2]+[.C18]*(1-[.$F$2]);[.E17])" office:value-type="float" office:value="0.0028468145734825" calcext:value-type="float">
            <text:p>0.002846814573483</text:p>
          </table:table-cell>
          <table:table-cell table:style-name="ce4" table:formula="of:==IF(AND([.G18];[.I18];NOT([.D18]=&quot;None&quot;));[.F17]*[.$F$2]+[.D18]*(1-[.$F$2]);[.F17])" office:value-type="float" office:value="6.95005588467575" calcext:value-type="float">
            <text:p>6.950055884675750</text:p>
          </table:table-cell>
          <table:table-cell table:style-name="ce5" table:formula="of:=IF([.C18]=&quot;None&quot;;FALSE();TRUE())" office:value-type="boolean" office:boolean-value="true" calcext:value-type="boolean">
            <text:p>TRUE</text:p>
          </table:table-cell>
          <table:table-cell table:formula="of:=IF(AND([.G17];[.I17]);[.B17];[.H17])" office:value-type="float" office:value="0.6" calcext:value-type="float">
            <text:p>0.6</text:p>
          </table:table-cell>
          <table:table-cell table:style-name="ce5" table:formula="of:=IF(([.B18]-[.$C$3])&gt;[.H1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18];[.C18];&quot;&quot;)" office:value-type="float" office:value="-0.0557192167069105" calcext:value-type="float">
            <text:p>-0.05571921670691050000</text:p>
          </table:table-cell>
          <table:table-cell table:formula="of:=IF(NOT([.K18]=&quot;&quot;);CONCATENATE([.B18];&quot;,_,_,&quot;;[.C18];&quot;,&quot;;[.E18];&quot;,&quot;;[.D18];&quot;,&quot;;[.F18]);&quot;&quot;)" office:value-type="string" office:string-value="0.9,_,_,-0.0557192167069105,0.0028468145734825,7.9775301176651,6.95005588467575" calcext:value-type="string">
            <text:p>0.9,_,_,-0.0557192167069105,0.0028468145734825,7.9775301176651,6.95005588467575</text:p>
          </table:table-cell>
          <table:table-cell table:style-name="ce5" table:number-columns-repeated="2"/>
          <table:table-cell table:number-columns-repeated="9"/>
          <table:table-cell table:formula="of:=([.L18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8]+1" office:value-type="float" office:value="10" calcext:value-type="float">
            <text:p>10</text:p>
          </table:table-cell>
          <table:table-cell table:formula="of:=[.B18]+[.$C$2]" office:value-type="float" office:value="1" calcext:value-type="float">
            <text:p>1</text:p>
          </table:table-cell>
          <table:table-cell table:style-name="ce4" table:formula="of:=[.$C$4]*SIN([.$C$5]*[.B19])" office:value-type="float" office:value="-0.0546586836557989" calcext:value-type="float">
            <text:p>-0.054658683655799</text:p>
          </table:table-cell>
          <table:table-cell table:style-name="ce4" table:formula="of:=IF([.C19]=&quot;None&quot;;&quot;None&quot;;-[.C19]/0.057+7)" office:value-type="float" office:value="7.95892427466314" calcext:value-type="float">
            <text:p>7.958924274663140</text:p>
          </table:table-cell>
          <table:table-cell table:style-name="ce4" table:formula="of:==IF(AND([.G19];[.I19];NOT([.C19]=&quot;None&quot;));[.E18]*[.$F$2]+[.C19]*(1-[.$F$2]);[.E18])" office:value-type="float" office:value="0.0028468145734825" calcext:value-type="float">
            <text:p>0.002846814573483</text:p>
          </table:table-cell>
          <table:table-cell table:style-name="ce4" table:formula="of:==IF(AND([.G19];[.I19];NOT([.D19]=&quot;None&quot;));[.F18]*[.$F$2]+[.D19]*(1-[.$F$2]);[.F18])" office:value-type="float" office:value="6.95005588467575" calcext:value-type="float">
            <text:p>6.950055884675750</text:p>
          </table:table-cell>
          <table:table-cell table:style-name="ce5" table:formula="of:=IF([.C19]=&quot;None&quot;;FALSE();TRUE())" office:value-type="boolean" office:boolean-value="true" calcext:value-type="boolean">
            <text:p>TRUE</text:p>
          </table:table-cell>
          <table:table-cell table:formula="of:=IF(AND([.G18];[.I18]);[.B18];[.H18])" office:value-type="float" office:value="0.9" calcext:value-type="float">
            <text:p>0.9</text:p>
          </table:table-cell>
          <table:table-cell table:style-name="ce5" table:formula="of:=IF(([.B19]-[.$C$3])&gt;[.H19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19];[.C19];&quot;&quot;)">
            <text:p/>
          </table:table-cell>
          <table:table-cell table:formula="of:=IF(NOT([.K19]=&quot;&quot;);CONCATENATE([.B19];&quot;,_,_,&quot;;[.C19];&quot;,&quot;;[.E19];&quot;,&quot;;[.D19];&quot;,&quot;;[.F19]);&quot;&quot;)">
            <text:p/>
          </table:table-cell>
          <table:table-cell table:style-name="ce5" table:number-columns-repeated="2"/>
          <table:table-cell table:number-columns-repeated="9"/>
          <table:table-cell table:formula="of:=([.L19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19]+1" office:value-type="float" office:value="11" calcext:value-type="float">
            <text:p>11</text:p>
          </table:table-cell>
          <table:table-cell table:formula="of:=[.B19]+[.$C$2]" office:value-type="float" office:value="1.1" calcext:value-type="float">
            <text:p>1.1</text:p>
          </table:table-cell>
          <table:table-cell table:style-name="ce4" table:formula="of:=[.$C$4]*SIN([.$C$5]*[.B20])" office:value-type="float" office:value="-0.0402157985575124" calcext:value-type="float">
            <text:p>-0.040215798557512</text:p>
          </table:table-cell>
          <table:table-cell table:style-name="ce4" table:formula="of:=IF([.C20]=&quot;None&quot;;&quot;None&quot;;-[.C20]/0.057+7)" office:value-type="float" office:value="7.70554032557039" calcext:value-type="float">
            <text:p>7.705540325570390</text:p>
          </table:table-cell>
          <table:table-cell table:style-name="ce4" table:formula="of:==IF(AND([.G20];[.I20];NOT([.C20]=&quot;None&quot;));[.E19]*[.$F$2]+[.C20]*(1-[.$F$2]);[.E19])" office:value-type="float" office:value="-0.00145944673961699" calcext:value-type="float">
            <text:p>-0.001459446739617</text:p>
          </table:table-cell>
          <table:table-cell table:style-name="ce4" table:formula="of:==IF(AND([.G20];[.I20];NOT([.D20]=&quot;None&quot;));[.F19]*[.$F$2]+[.D20]*(1-[.$F$2]);[.F19])" office:value-type="float" office:value="7.02560432876521" calcext:value-type="float">
            <text:p>7.025604328765210</text:p>
          </table:table-cell>
          <table:table-cell table:style-name="ce5" table:formula="of:=IF([.C20]=&quot;None&quot;;FALSE();TRUE())" office:value-type="boolean" office:boolean-value="true" calcext:value-type="boolean">
            <text:p>TRUE</text:p>
          </table:table-cell>
          <table:table-cell table:formula="of:=IF(AND([.G19];[.I19]);[.B19];[.H19])" office:value-type="float" office:value="0.9" calcext:value-type="float">
            <text:p>0.9</text:p>
          </table:table-cell>
          <table:table-cell table:style-name="ce5" table:formula="of:=IF(([.B20]-[.$C$3])&gt;[.H20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0];[.C20];&quot;&quot;)" office:value-type="float" office:value="-0.0402157985575124" calcext:value-type="float">
            <text:p>-0.04021579855751240000</text:p>
          </table:table-cell>
          <table:table-cell table:formula="of:=IF(NOT([.K20]=&quot;&quot;);CONCATENATE([.B20];&quot;,_,_,&quot;;[.C20];&quot;,&quot;;[.E20];&quot;,&quot;;[.D20];&quot;,&quot;;[.F20]);&quot;&quot;)" office:value-type="string" office:string-value="1.1,_,_,-0.0402157985575124,-0.00145944673961699,7.70554032557039,7.02560432876521" calcext:value-type="string">
            <text:p>1.1,_,_,-0.0402157985575124,-0.00145944673961699,7.70554032557039,7.02560432876521</text:p>
          </table:table-cell>
          <table:table-cell table:style-name="ce5" table:number-columns-repeated="2"/>
          <table:table-cell table:number-columns-repeated="9"/>
          <table:table-cell table:formula="of:=([.L20]-[.$X$7])*[.$X$6]" office:value-type="string" office:string-value="" calcext:value-type="error">
            <text:p>#VALUE!</text:p>
          </table:table-cell>
        </table:table-row>
        <table:table-row table:style-name="ro1">
          <table:table-cell table:formula="of:=[.A20]+1" office:value-type="float" office:value="12" calcext:value-type="float">
            <text:p>12</text:p>
          </table:table-cell>
          <table:table-cell table:formula="of:=[.B20]+[.$C$2]" office:value-type="float" office:value="1.2" calcext:value-type="float">
            <text:p>1.2</text:p>
          </table:table-cell>
          <table:table-cell table:style-name="ce4" table:formula="of:=[.$C$4]*SIN([.$C$5]*[.B21])" office:value-type="float" office:value="-0.0159266833973388" calcext:value-type="float">
            <text:p>-0.015926683397339</text:p>
          </table:table-cell>
          <table:table-cell table:style-name="ce4" table:formula="of:=IF([.C21]=&quot;None&quot;;&quot;None&quot;;-[.C21]/0.057+7)" office:value-type="float" office:value="7.27941549819893" calcext:value-type="float">
            <text:p>7.279415498198930</text:p>
          </table:table-cell>
          <table:table-cell table:style-name="ce4" table:formula="of:==IF(AND([.G21];[.I21];NOT([.C21]=&quot;None&quot;));[.E20]*[.$F$2]+[.C21]*(1-[.$F$2]);[.E20])" office:value-type="float" office:value="-0.00145944673961699" calcext:value-type="float">
            <text:p>-0.001459446739617</text:p>
          </table:table-cell>
          <table:table-cell table:style-name="ce4" table:formula="of:==IF(AND([.G21];[.I21];NOT([.D21]=&quot;None&quot;));[.F20]*[.$F$2]+[.D21]*(1-[.$F$2]);[.F20])" office:value-type="float" office:value="7.02560432876521" calcext:value-type="float">
            <text:p>7.025604328765210</text:p>
          </table:table-cell>
          <table:table-cell table:style-name="ce5" table:formula="of:=IF([.C21]=&quot;None&quot;;FALSE();TRUE())" office:value-type="boolean" office:boolean-value="true" calcext:value-type="boolean">
            <text:p>TRUE</text:p>
          </table:table-cell>
          <table:table-cell table:formula="of:=IF(AND([.G20];[.I20]);[.B20];[.H20])" office:value-type="float" office:value="1.1" calcext:value-type="float">
            <text:p>1.1</text:p>
          </table:table-cell>
          <table:table-cell table:style-name="ce5" table:formula="of:=IF(([.B21]-[.$C$3])&gt;[.H21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1];[.C21];&quot;&quot;)">
            <text:p/>
          </table:table-cell>
          <table:table-cell table:formula="of:=IF(NOT([.K21]=&quot;&quot;);CONCATENATE([.B21];&quot;,_,_,&quot;;[.C21];&quot;,&quot;;[.E21];&quot;,&quot;;[.D21];&quot;,&quot;;[.F21]);&quot;&quot;)">
            <text:p/>
          </table:table-cell>
          <table:table-cell table:number-columns-repeated="12"/>
        </table:table-row>
        <table:table-row table:style-name="ro1">
          <table:table-cell table:formula="of:=[.A21]+1" office:value-type="float" office:value="13" calcext:value-type="float">
            <text:p>13</text:p>
          </table:table-cell>
          <table:table-cell table:formula="of:=[.B21]+[.$C$2]" office:value-type="float" office:value="1.3" calcext:value-type="float">
            <text:p>1.3</text:p>
          </table:table-cell>
          <table:table-cell table:style-name="ce4" table:formula="of:=[.$C$4]*SIN([.$C$5]*[.B22])" office:value-type="float" office:value="0.0122618393210055" calcext:value-type="float">
            <text:p>0.012261839321006</text:p>
          </table:table-cell>
          <table:table-cell table:style-name="ce4" table:formula="of:=IF([.C22]=&quot;None&quot;;&quot;None&quot;;-[.C22]/0.057+7)" office:value-type="float" office:value="6.78488001191218" calcext:value-type="float">
            <text:p>6.784880011912180</text:p>
          </table:table-cell>
          <table:table-cell table:style-name="ce4" table:formula="of:==IF(AND([.G22];[.I22];NOT([.C22]=&quot;None&quot;));[.E21]*[.$F$2]+[.C22]*(1-[.$F$2]);[.E21])" office:value-type="float" office:value="-0.0000873181335547437" calcext:value-type="float">
            <text:p>-0.000087318133555</text:p>
          </table:table-cell>
          <table:table-cell table:style-name="ce4" table:formula="of:==IF(AND([.G22];[.I22];NOT([.D22]=&quot;None&quot;));[.F21]*[.$F$2]+[.D22]*(1-[.$F$2]);[.F21])" office:value-type="float" office:value="7.00153189707991" calcext:value-type="float">
            <text:p>7.001531897079910</text:p>
          </table:table-cell>
          <table:table-cell table:style-name="ce5" table:formula="of:=IF([.C22]=&quot;None&quot;;FALSE();TRUE())" office:value-type="boolean" office:boolean-value="true" calcext:value-type="boolean">
            <text:p>TRUE</text:p>
          </table:table-cell>
          <table:table-cell table:formula="of:=IF(AND([.G21];[.I21]);[.B21];[.H21])" office:value-type="float" office:value="1.1" calcext:value-type="float">
            <text:p>1.1</text:p>
          </table:table-cell>
          <table:table-cell table:style-name="ce5" table:formula="of:=IF(([.B22]-[.$C$3])&gt;[.H22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2];[.C22];&quot;&quot;)" office:value-type="float" office:value="0.0122618393210055" calcext:value-type="float">
            <text:p>0.01226183932100550000</text:p>
          </table:table-cell>
          <table:table-cell table:formula="of:=IF(NOT([.K22]=&quot;&quot;);CONCATENATE([.B22];&quot;,_,_,&quot;;[.C22];&quot;,&quot;;[.E22];&quot;,&quot;;[.D22];&quot;,&quot;;[.F22]);&quot;&quot;)" office:value-type="string" office:string-value="1.3,_,_,0.0122618393210055,-0.0000873181335547437,6.78488001191218,7.00153189707991" calcext:value-type="string">
            <text:p>1.3,_,_,0.0122618393210055,-0.0000873181335547437,6.78488001191218,7.00153189707991</text:p>
          </table:table-cell>
          <table:table-cell table:number-columns-repeated="12"/>
        </table:table-row>
        <table:table-row table:style-name="ro1">
          <table:table-cell table:formula="of:=[.A22]+1" office:value-type="float" office:value="14" calcext:value-type="float">
            <text:p>14</text:p>
          </table:table-cell>
          <table:table-cell table:formula="of:=[.B22]+[.$C$2]" office:value-type="float" office:value="1.4" calcext:value-type="float">
            <text:p>1.4</text:p>
          </table:table-cell>
          <table:table-cell table:style-name="ce4" table:formula="of:=[.$C$4]*SIN([.$C$5]*[.B23])" office:value-type="float" office:value="0.037448236126971" calcext:value-type="float">
            <text:p>0.037448236126971</text:p>
          </table:table-cell>
          <table:table-cell table:style-name="ce4" table:formula="of:=IF([.C23]=&quot;None&quot;;&quot;None&quot;;-[.C23]/0.057+7)" office:value-type="float" office:value="6.34301340128121" calcext:value-type="float">
            <text:p>6.343013401281210</text:p>
          </table:table-cell>
          <table:table-cell table:style-name="ce4" table:formula="of:==IF(AND([.G23];[.I23];NOT([.C23]=&quot;None&quot;));[.E22]*[.$F$2]+[.C23]*(1-[.$F$2]);[.E22])" office:value-type="float" office:value="-0.0000873181335547437" calcext:value-type="float">
            <text:p>-0.000087318133555</text:p>
          </table:table-cell>
          <table:table-cell table:style-name="ce4" table:formula="of:==IF(AND([.G23];[.I23];NOT([.D23]=&quot;None&quot;));[.F22]*[.$F$2]+[.D23]*(1-[.$F$2]);[.F22])" office:value-type="float" office:value="7.00153189707991" calcext:value-type="float">
            <text:p>7.001531897079910</text:p>
          </table:table-cell>
          <table:table-cell table:style-name="ce5" table:formula="of:=IF([.C23]=&quot;None&quot;;FALSE();TRUE())" office:value-type="boolean" office:boolean-value="true" calcext:value-type="boolean">
            <text:p>TRUE</text:p>
          </table:table-cell>
          <table:table-cell table:formula="of:=IF(AND([.G22];[.I22]);[.B22];[.H22])" office:value-type="float" office:value="1.3" calcext:value-type="float">
            <text:p>1.3</text:p>
          </table:table-cell>
          <table:table-cell table:style-name="ce5" table:formula="of:=IF(([.B23]-[.$C$3])&gt;[.H23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3];[.C23];&quot;&quot;)">
            <text:p/>
          </table:table-cell>
          <table:table-cell table:formula="of:=IF(NOT([.K23]=&quot;&quot;);CONCATENATE([.B23];&quot;,_,_,&quot;;[.C23];&quot;,&quot;;[.E23];&quot;,&quot;;[.D23];&quot;,&quot;;[.F23]);&quot;&quot;)">
            <text:p/>
          </table:table-cell>
          <table:table-cell table:number-columns-repeated="12"/>
        </table:table-row>
        <table:table-row table:style-name="ro1">
          <table:table-cell table:formula="of:=[.A23]+1" office:value-type="float" office:value="15" calcext:value-type="float">
            <text:p>15</text:p>
          </table:table-cell>
          <table:table-cell table:formula="of:=[.B23]+[.$C$2]" office:value-type="float" office:value="1.5" calcext:value-type="float">
            <text:p>1.5</text:p>
          </table:table-cell>
          <table:table-cell table:style-name="ce4" table:formula="of:=[.$C$4]*SIN([.$C$5]*[.B24])" office:value-type="float" office:value="0.0534659986761601" calcext:value-type="float">
            <text:p>0.053465998676160</text:p>
          </table:table-cell>
          <table:table-cell table:style-name="ce4" table:formula="of:=IF([.C24]=&quot;None&quot;;&quot;None&quot;;-[.C24]/0.057+7)" office:value-type="float" office:value="6.06200002322526" calcext:value-type="float">
            <text:p>6.062000023225260</text:p>
          </table:table-cell>
          <table:table-cell table:style-name="ce4" table:formula="of:==IF(AND([.G24];[.I24];NOT([.C24]=&quot;None&quot;));[.E23]*[.$F$2]+[.C24]*(1-[.$F$2]);[.E23])" office:value-type="float" office:value="0.00526801354741674" calcext:value-type="float">
            <text:p>0.005268013547417</text:p>
          </table:table-cell>
          <table:table-cell table:style-name="ce4" table:formula="of:==IF(AND([.G24];[.I24];NOT([.D24]=&quot;None&quot;));[.F23]*[.$F$2]+[.D24]*(1-[.$F$2]);[.F23])" office:value-type="float" office:value="6.90757870969444" calcext:value-type="float">
            <text:p>6.907578709694440</text:p>
          </table:table-cell>
          <table:table-cell table:style-name="ce5" table:formula="of:=IF([.C24]=&quot;None&quot;;FALSE();TRUE())" office:value-type="boolean" office:boolean-value="true" calcext:value-type="boolean">
            <text:p>TRUE</text:p>
          </table:table-cell>
          <table:table-cell table:formula="of:=IF(AND([.G23];[.I23]);[.B23];[.H23])" office:value-type="float" office:value="1.3" calcext:value-type="float">
            <text:p>1.3</text:p>
          </table:table-cell>
          <table:table-cell table:style-name="ce5" table:formula="of:=IF(([.B24]-[.$C$3])&gt;[.H24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4];[.C24];&quot;&quot;)" office:value-type="float" office:value="0.0534659986761601" calcext:value-type="float">
            <text:p>0.05346599867616010000</text:p>
          </table:table-cell>
          <table:table-cell table:formula="of:=IF(NOT([.K24]=&quot;&quot;);CONCATENATE([.B24];&quot;,_,_,&quot;;[.C24];&quot;,&quot;;[.E24];&quot;,&quot;;[.D24];&quot;,&quot;;[.F24]);&quot;&quot;)" office:value-type="string" office:string-value="1.5,_,_,0.0534659986761601,0.00526801354741674,6.06200002322526,6.90757870969444" calcext:value-type="string">
            <text:p>1.5,_,_,0.0534659986761601,0.00526801354741674,6.06200002322526,6.90757870969444</text:p>
          </table:table-cell>
          <table:table-cell table:number-columns-repeated="12"/>
        </table:table-row>
        <table:table-row table:style-name="ro1">
          <table:table-cell table:formula="of:=[.A24]+1" office:value-type="float" office:value="16" calcext:value-type="float">
            <text:p>16</text:p>
          </table:table-cell>
          <table:table-cell table:formula="of:=[.B24]+[.$C$2]" office:value-type="float" office:value="1.6" calcext:value-type="float">
            <text:p>1.6</text:p>
          </table:table-cell>
          <table:table-cell table:style-name="ce4" table:formula="of:=[.$C$4]*SIN([.$C$5]*[.B25])" office:value-type="float" office:value="0.0563934200575327" calcext:value-type="float">
            <text:p>0.056393420057533</text:p>
          </table:table-cell>
          <table:table-cell table:style-name="ce4" table:formula="of:=IF([.C25]=&quot;None&quot;;&quot;None&quot;;-[.C25]/0.057+7)" office:value-type="float" office:value="6.01064175337662" calcext:value-type="float">
            <text:p>6.010641753376620</text:p>
          </table:table-cell>
          <table:table-cell table:style-name="ce4" table:formula="of:==IF(AND([.G25];[.I25];NOT([.C25]=&quot;None&quot;));[.E24]*[.$F$2]+[.C25]*(1-[.$F$2]);[.E24])" office:value-type="float" office:value="0.00526801354741674" calcext:value-type="float">
            <text:p>0.005268013547417</text:p>
          </table:table-cell>
          <table:table-cell table:style-name="ce4" table:formula="of:==IF(AND([.G25];[.I25];NOT([.D25]=&quot;None&quot;));[.F24]*[.$F$2]+[.D25]*(1-[.$F$2]);[.F24])" office:value-type="float" office:value="6.90757870969444" calcext:value-type="float">
            <text:p>6.907578709694440</text:p>
          </table:table-cell>
          <table:table-cell table:style-name="ce5" table:formula="of:=IF([.C25]=&quot;None&quot;;FALSE();TRUE())" office:value-type="boolean" office:boolean-value="true" calcext:value-type="boolean">
            <text:p>TRUE</text:p>
          </table:table-cell>
          <table:table-cell table:formula="of:=IF(AND([.G24];[.I24]);[.B24];[.H24])" office:value-type="float" office:value="1.5" calcext:value-type="float">
            <text:p>1.5</text:p>
          </table:table-cell>
          <table:table-cell table:style-name="ce5" table:formula="of:=IF(([.B25]-[.$C$3])&gt;[.H25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5];[.C25];&quot;&quot;)">
            <text:p/>
          </table:table-cell>
          <table:table-cell table:formula="of:=IF(NOT([.K25]=&quot;&quot;);CONCATENATE([.B25];&quot;,_,_,&quot;;[.C25];&quot;,&quot;;[.E25];&quot;,&quot;;[.D25];&quot;,&quot;;[.F25]);&quot;&quot;)">
            <text:p/>
          </table:table-cell>
          <table:table-cell table:number-columns-repeated="12"/>
        </table:table-row>
        <table:table-row table:style-name="ro1">
          <table:table-cell table:formula="of:=[.A25]+1" office:value-type="float" office:value="17" calcext:value-type="float">
            <text:p>17</text:p>
          </table:table-cell>
          <table:table-cell table:formula="of:=[.B25]+[.$C$2]" office:value-type="float" office:value="1.7" calcext:value-type="float">
            <text:p>1.7</text:p>
          </table:table-cell>
          <table:table-cell table:style-name="ce4" table:formula="of:=[.$C$4]*SIN([.$C$5]*[.B26])" office:value-type="float" office:value="0.0455137654195389" calcext:value-type="float">
            <text:p>0.045513765419539</text:p>
          </table:table-cell>
          <table:table-cell table:style-name="ce4" table:formula="of:=IF([.C26]=&quot;None&quot;;&quot;None&quot;;-[.C26]/0.057+7)" office:value-type="float" office:value="6.20151288737651" calcext:value-type="float">
            <text:p>6.201512887376510</text:p>
          </table:table-cell>
          <table:table-cell table:style-name="ce4" table:formula="of:==IF(AND([.G26];[.I26];NOT([.C26]=&quot;None&quot;));[.E25]*[.$F$2]+[.C26]*(1-[.$F$2]);[.E25])" office:value-type="float" office:value="0.00929258873462896" calcext:value-type="float">
            <text:p>0.009292588734629</text:p>
          </table:table-cell>
          <table:table-cell table:style-name="ce4" table:formula="of:==IF(AND([.G26];[.I26];NOT([.D26]=&quot;None&quot;));[.F25]*[.$F$2]+[.D26]*(1-[.$F$2]);[.F25])" office:value-type="float" office:value="6.83697212746265" calcext:value-type="float">
            <text:p>6.836972127462650</text:p>
          </table:table-cell>
          <table:table-cell table:style-name="ce5" table:formula="of:=IF([.C26]=&quot;None&quot;;FALSE();TRUE())" office:value-type="boolean" office:boolean-value="true" calcext:value-type="boolean">
            <text:p>TRUE</text:p>
          </table:table-cell>
          <table:table-cell table:formula="of:=IF(AND([.G25];[.I25]);[.B25];[.H25])" office:value-type="float" office:value="1.5" calcext:value-type="float">
            <text:p>1.5</text:p>
          </table:table-cell>
          <table:table-cell table:style-name="ce5" table:formula="of:=IF(([.B26]-[.$C$3])&gt;[.H26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6];[.C26];&quot;&quot;)" office:value-type="float" office:value="0.0455137654195389" calcext:value-type="float">
            <text:p>0.04551376541953890000</text:p>
          </table:table-cell>
          <table:table-cell table:formula="of:=IF(NOT([.K26]=&quot;&quot;);CONCATENATE([.B26];&quot;,_,_,&quot;;[.C26];&quot;,&quot;;[.E26];&quot;,&quot;;[.D26];&quot;,&quot;;[.F26]);&quot;&quot;)" office:value-type="string" office:string-value="1.7,_,_,0.0455137654195389,0.00929258873462896,6.20151288737651,6.83697212746265" calcext:value-type="string">
            <text:p>1.7,_,_,0.0455137654195389,0.00929258873462896,6.20151288737651,6.83697212746265</text:p>
          </table:table-cell>
          <table:table-cell table:number-columns-repeated="12"/>
        </table:table-row>
        <table:table-row table:style-name="ro1">
          <table:table-cell table:formula="of:=[.A26]+1" office:value-type="float" office:value="18" calcext:value-type="float">
            <text:p>18</text:p>
          </table:table-cell>
          <table:table-cell table:formula="of:=[.B26]+[.$C$2]" office:value-type="float" office:value="1.8" calcext:value-type="float">
            <text:p>1.8</text:p>
          </table:table-cell>
          <table:table-cell table:style-name="ce4" table:formula="of:=[.$C$4]*SIN([.$C$5]*[.B27])" office:value-type="float" office:value="0.02349075365878" calcext:value-type="float">
            <text:p>0.023490753658780</text:p>
          </table:table-cell>
          <table:table-cell table:style-name="ce4" table:formula="of:=IF([.C27]=&quot;None&quot;;&quot;None&quot;;-[.C27]/0.057+7)" office:value-type="float" office:value="6.58788151475825" calcext:value-type="float">
            <text:p>6.587881514758250</text:p>
          </table:table-cell>
          <table:table-cell table:style-name="ce4" table:formula="of:==IF(AND([.G27];[.I27];NOT([.C27]=&quot;None&quot;));[.E26]*[.$F$2]+[.C27]*(1-[.$F$2]);[.E26])" office:value-type="float" office:value="0.00929258873462896" calcext:value-type="float">
            <text:p>0.009292588734629</text:p>
          </table:table-cell>
          <table:table-cell table:style-name="ce4" table:formula="of:==IF(AND([.G27];[.I27];NOT([.D27]=&quot;None&quot;));[.F26]*[.$F$2]+[.D27]*(1-[.$F$2]);[.F26])" office:value-type="float" office:value="6.83697212746265" calcext:value-type="float">
            <text:p>6.836972127462650</text:p>
          </table:table-cell>
          <table:table-cell table:style-name="ce5" table:formula="of:=IF([.C27]=&quot;None&quot;;FALSE();TRUE())" office:value-type="boolean" office:boolean-value="true" calcext:value-type="boolean">
            <text:p>TRUE</text:p>
          </table:table-cell>
          <table:table-cell table:formula="of:=IF(AND([.G26];[.I26]);[.B26];[.H26])" office:value-type="float" office:value="1.7" calcext:value-type="float">
            <text:p>1.7</text:p>
          </table:table-cell>
          <table:table-cell table:style-name="ce5" table:formula="of:=IF(([.B27]-[.$C$3])&gt;[.H27])" office:value-type="boolean" office:boolean-value="false" calcext:value-type="boolean">
            <text:p>FALSE</text:p>
          </table:table-cell>
          <table:table-cell table:style-name="ce3"/>
          <table:table-cell table:style-name="ce7" table:formula="of:=IF([.I27];[.C27];&quot;&quot;)">
            <text:p/>
          </table:table-cell>
          <table:table-cell table:formula="of:=IF(NOT([.K27]=&quot;&quot;);CONCATENATE([.B27];&quot;,_,_,&quot;;[.C27];&quot;,&quot;;[.E27];&quot;,&quot;;[.D27];&quot;,&quot;;[.F27]);&quot;&quot;)">
            <text:p/>
          </table:table-cell>
          <table:table-cell table:number-columns-repeated="12"/>
        </table:table-row>
        <table:table-row table:style-name="ro1">
          <table:table-cell table:formula="of:=[.A27]+1" office:value-type="float" office:value="19" calcext:value-type="float">
            <text:p>19</text:p>
          </table:table-cell>
          <table:table-cell table:formula="of:=[.B27]+[.$C$2]" office:value-type="float" office:value="1.9" calcext:value-type="float">
            <text:p>1.9</text:p>
          </table:table-cell>
          <table:table-cell table:style-name="ce4" table:formula="of:=[.$C$4]*SIN([.$C$5]*[.B28])" office:value-type="float" office:value="-0.00428361386632333" calcext:value-type="float">
            <text:p>-0.004283613866323</text:p>
          </table:table-cell>
          <table:table-cell table:style-name="ce4" table:formula="of:=IF([.C28]=&quot;None&quot;;&quot;None&quot;;-[.C28]/0.057+7)" office:value-type="float" office:value="7.07515112046181" calcext:value-type="float">
            <text:p>7.075151120461810</text:p>
          </table:table-cell>
          <table:table-cell table:style-name="ce4" table:formula="of:==IF(AND([.G28];[.I28];NOT([.C28]=&quot;None&quot;));[.E27]*[.$F$2]+[.C28]*(1-[.$F$2]);[.E27])" office:value-type="float" office:value="0.00793496847453373" calcext:value-type="float">
            <text:p>0.007934968474534</text:p>
          </table:table-cell>
          <table:table-cell table:style-name="ce4" table:formula="of:==IF(AND([.G28];[.I28];NOT([.D28]=&quot;None&quot;));[.F27]*[.$F$2]+[.D28]*(1-[.$F$2]);[.F27])" office:value-type="float" office:value="6.86079002676257" calcext:value-type="float">
            <text:p>6.860790026762570</text:p>
          </table:table-cell>
          <table:table-cell table:style-name="ce5" table:formula="of:=IF([.C28]=&quot;None&quot;;FALSE();TRUE())" office:value-type="boolean" office:boolean-value="true" calcext:value-type="boolean">
            <text:p>TRUE</text:p>
          </table:table-cell>
          <table:table-cell table:formula="of:=IF(AND([.G27];[.I27]);[.B27];[.H27])" office:value-type="float" office:value="1.7" calcext:value-type="float">
            <text:p>1.7</text:p>
          </table:table-cell>
          <table:table-cell table:style-name="ce5" table:formula="of:=IF(([.B28]-[.$C$3])&gt;[.H28])" office:value-type="boolean" office:boolean-value="true" calcext:value-type="boolean">
            <text:p>TRUE</text:p>
          </table:table-cell>
          <table:table-cell table:style-name="ce3"/>
          <table:table-cell table:style-name="ce7" table:formula="of:=IF([.I28];[.C28];&quot;&quot;)" office:value-type="float" office:value="-0.00428361386632333" calcext:value-type="float">
            <text:p>-0.00428361386632333000</text:p>
          </table:table-cell>
          <table:table-cell table:formula="of:=IF(NOT([.K28]=&quot;&quot;);CONCATENATE([.B28];&quot;,_,_,&quot;;[.C28];&quot;,&quot;;[.E28];&quot;,&quot;;[.D28];&quot;,&quot;;[.F28]);&quot;&quot;)" office:value-type="string" office:string-value="1.9,_,_,-0.00428361386632333,0.00793496847453373,7.07515112046181,6.86079002676257" calcext:value-type="string">
            <text:p>1.9,_,_,-0.00428361386632333,0.00793496847453373,7.07515112046181,6.86079002676257</text:p>
          </table:table-cell>
          <table:table-cell table:number-columns-repeated="12"/>
        </table:table-row>
        <table:table-row table:style-name="ro1">
          <table:table-cell table:formula="of:=[.A28]+1" office:value-type="float" office:value="20" calcext:value-type="float">
            <text:p>20</text:p>
          </table:table-cell>
          <table:table-cell table:formula="of:=[.B28]+[.$C$2]" office:value-type="float" office:value="2" calcext:value-type="float">
            <text:p>2</text:p>
          </table:table-cell>
          <table:table-cell table:style-name="ce4" table:formula="of:=[.$C$4]*SIN([.$C$5]*[.B29])" office:value-type="float" office:value="-0.0310092033206942" calcext:value-type="float">
            <text:p>-0.031009203320694</text:p>
          </table:table-cell>
          <table:table-cell table:style-name="ce4" table:formula="of:=IF([.C29]=&quot;None&quot;;&quot;None&quot;;-[.C29]/0.057+7)" office:value-type="float" office:value="7.54402111088937" calcext:value-type="float">
            <text:p>7.544021110889370</text:p>
          </table:table-cell>
          <table:table-cell table:style-name="ce4" table:formula="of:==IF(AND([.G29];[.I29];NOT([.C29]=&quot;None&quot;));[.E28]*[.$F$2]+[.C29]*(1-[.$F$2]);[.E28])" office:value-type="float" office:value="0.00793496847453373" calcext:value-type="float">
            <text:p>0.007934968474534</text:p>
          </table:table-cell>
          <table:table-cell table:style-name="ce4" table:formula="of:==IF(AND([.G29];[.I29];NOT([.D29]=&quot;None&quot;));[.F28]*[.$F$2]+[.D29]*(1-[.$F$2]);[.F28])" office:value-type="float" office:value="6.86079002676257" calcext:value-type="float">
            <text:p>6.860790026762570</text:p>
          </table:table-cell>
          <table:table-cell table:style-name="ce5" table:formula="of:=IF([.C29]=&quot;None&quot;;FALSE();TRUE())" office:value-type="boolean" office:boolean-value="true" calcext:value-type="boolean">
            <text:p>TRUE</text:p>
          </table:table-cell>
          <table:table-cell table:formula="of:=IF(AND([.G28];[.I28]);[.B28];[.H28])" office:value-type="float" office:value="1.9" calcext:value-type="float">
            <text:p>1.9</text:p>
          </table:table-cell>
          <table:table-cell table:style-name="ce5" table:formula="of:=IF(([.B29]-[.$C$3])&gt;[.H29])" office:value-type="boolean" office:boolean-value="false" calcext:value-type="boolean">
            <text:p>FALSE</text:p>
          </table:table-cell>
          <table:table-cell table:style-name="ce3"/>
          <table:table-cell table:style-name="ce4" table:formula="of:=IF([.I29];[.C29];&quot;&quot;)">
            <text:p/>
          </table:table-cell>
          <table:table-cell table:formula="of:=IF(NOT([.K29]=&quot;&quot;);CONCATENATE([.B29];&quot;,_,_,&quot;;[.C29];&quot;,&quot;;[.E29];&quot;,&quot;;[.D29];&quot;,&quot;;[.F29]);&quot;&quot;)">
            <text:p/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" table:number-columns-repeated="4"/>
          <table:table-cell table:style-name="ce5"/>
          <table:table-cell table:number-columns-repeated="17"/>
        </table:table-row>
        <table:table-row table:style-name="ro1">
          <table:table-cell table:style-name="ce1" office:value-type="string" calcext:value-type="string" table:number-columns-spanned="16" table:number-rows-spanned="1">
            <text:p>Controller_ph_pump</text:p>
          </table:table-cell>
          <table:covered-table-cell table:number-columns-repeated="15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control_every</text:p>
          </table:table-cell>
          <table:table-cell office:value-type="float" office:value="0.15" calcext:value-type="float">
            <text:p>0.1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warmup</text:p>
          </table:table-cell>
          <table:table-cell office:value-type="float" office:value="0.25" calcext:value-type="float">
            <text:p>0.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in_ph</text:p>
          </table:table-cell>
          <table:table-cell office:value-type="float" office:value="5.8" calcext:value-type="float">
            <text:p>5.8</text:p>
          </table:table-cell>
          <table:table-cell table:number-columns-repeated="11"/>
          <table:table-cell office:value-type="string" calcext:value-type="string">
            <text:p>ph to V m</text:p>
          </table:table-cell>
          <table:table-cell office:value-type="float" office:value="0.057" calcext:value-type="float">
            <text:p>0.05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_ph</text:p>
          </table:table-cell>
          <table:table-cell office:value-type="float" office:value="6.2" calcext:value-type="float">
            <text:p>6.2</text:p>
          </table:table-cell>
          <table:table-cell table:number-columns-repeated="11"/>
          <table:table-cell office:value-type="string" calcext:value-type="string">
            <text:p>ph to V b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st warmup?</text:p>
          </table:table-cell>
          <table:table-cell office:value-type="string" calcext:value-type="string">
            <text:p>ph_up?</text:p>
          </table:table-cell>
          <table:table-cell office:value-type="string" calcext:value-type="string">
            <text:p>ph_down?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6" calcext:value-type="float">
            <text:p>6</text:p>
          </table:table-cell>
          <table:table-cell table:style-name="ce5" table:formula="of:=IF([.B39]&gt;[.$P$5])" office:value-type="boolean" office:boolean-value="false" calcext:value-type="boolean">
            <text:p>FALSE</text:p>
          </table:table-cell>
          <table:table-cell table:style-name="ce5" table:formula="of:=IF([.C39]&lt;[.$P$6])" office:value-type="boolean" office:boolean-value="false" calcext:value-type="boolean">
            <text:p>FALSE</text:p>
          </table:table-cell>
          <table:table-cell table:style-name="ce5" table:formula="of:=IF([.C39]&gt;[.$L$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7"/>
          <table:table-cell table:formula="of:=([.C39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39]+1" office:value-type="float" office:value="1" calcext:value-type="float">
            <text:p>1</text:p>
          </table:table-cell>
          <table:table-cell table:style-name="ce2" table:formula="of:=[.B39]+[.$C$32]" office:value-type="float" office:value="0.1" calcext:value-type="float">
            <text:p>0.100</text:p>
          </table:table-cell>
          <table:table-cell office:value-type="float" office:value="4" calcext:value-type="float">
            <text:p>4</text:p>
          </table:table-cell>
          <table:table-cell table:style-name="ce5" table:formula="of:=IF([.B40]&gt;[.$P$5])" office:value-type="boolean" office:boolean-value="true" calcext:value-type="boolean">
            <text:p>TRUE</text:p>
          </table:table-cell>
          <table:table-cell table:style-name="ce5" table:formula="of:=IF([.C40]&lt;[.$P$6])" office:value-type="boolean" office:boolean-value="false" calcext:value-type="boolean">
            <text:p>FALSE</text:p>
          </table:table-cell>
          <table:table-cell table:style-name="ce5" table:formula="of:=IF([.C40]&gt;[.$L$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7"/>
          <table:table-cell table:formula="of:=([.C40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0]+1" office:value-type="float" office:value="2" calcext:value-type="float">
            <text:p>2</text:p>
          </table:table-cell>
          <table:table-cell table:style-name="ce2" table:formula="of:=[.B40]+[.$C$32]" office:value-type="float" office:value="0.2" calcext:value-type="float">
            <text:p>0.200</text:p>
          </table:table-cell>
          <table:table-cell office:value-type="float" office:value="7" calcext:value-type="float">
            <text:p>7</text:p>
          </table:table-cell>
          <table:table-cell table:style-name="ce5" table:formula="of:=IF([.B41]&gt;[.$P$5])" office:value-type="boolean" office:boolean-value="true" calcext:value-type="boolean">
            <text:p>TRUE</text:p>
          </table:table-cell>
          <table:table-cell table:style-name="ce5" table:formula="of:=IF([.C41]&lt;[.$P$6])" office:value-type="boolean" office:boolean-value="false" calcext:value-type="boolean">
            <text:p>FALSE</text:p>
          </table:table-cell>
          <table:table-cell table:style-name="ce5" table:formula="of:=IF([.C41]&gt;[.$L$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7"/>
          <table:table-cell table:formula="of:=([.C41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1]+1" office:value-type="float" office:value="3" calcext:value-type="float">
            <text:p>3</text:p>
          </table:table-cell>
          <table:table-cell table:style-name="ce2" table:formula="of:=[.B41]+[.$C$32]" office:value-type="float" office:value="0.3" calcext:value-type="float">
            <text:p>0.300</text:p>
          </table:table-cell>
          <table:table-cell office:value-type="float" office:value="6" calcext:value-type="float">
            <text:p>6</text:p>
          </table:table-cell>
          <table:table-cell table:style-name="ce5" table:formula="of:=IF([.B42]&gt;[.$P$5])" office:value-type="boolean" office:boolean-value="true" calcext:value-type="boolean">
            <text:p>TRUE</text:p>
          </table:table-cell>
          <table:table-cell table:style-name="ce5" table:formula="of:=IF([.C42]&lt;[.$P$6])" office:value-type="boolean" office:boolean-value="false" calcext:value-type="boolean">
            <text:p>FALSE</text:p>
          </table:table-cell>
          <table:table-cell table:style-name="ce5" table:formula="of:=IF([.C42]&gt;[.$L$7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djustment needed, outfile is zeros</text:p>
          </table:table-cell>
          <table:table-cell table:number-columns-repeated="7"/>
          <table:table-cell table:formula="of:=([.C42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2]+1" office:value-type="float" office:value="4" calcext:value-type="float">
            <text:p>4</text:p>
          </table:table-cell>
          <table:table-cell table:style-name="ce2" table:formula="of:=[.B42]+[.$C$32]" office:value-type="float" office:value="0.4" calcext:value-type="float">
            <text:p>0.400</text:p>
          </table:table-cell>
          <table:table-cell office:value-type="float" office:value="4" calcext:value-type="float">
            <text:p>4</text:p>
          </table:table-cell>
          <table:table-cell table:style-name="ce5" table:formula="of:=IF([.B43]&gt;[.$P$5])" office:value-type="boolean" office:boolean-value="true" calcext:value-type="boolean">
            <text:p>TRUE</text:p>
          </table:table-cell>
          <table:table-cell table:style-name="ce5" table:formula="of:=IF([.C43]&lt;[.$P$6])" office:value-type="boolean" office:boolean-value="false" calcext:value-type="boolean">
            <text:p>FALSE</text:p>
          </table:table-cell>
          <table:table-cell table:style-name="ce5" table:formula="of:=IF([.C43]&gt;[.$L$7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ll dispense from ph up</text:p>
          </table:table-cell>
          <table:table-cell table:number-columns-repeated="7"/>
          <table:table-cell table:formula="of:=([.C43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3]+1" office:value-type="float" office:value="5" calcext:value-type="float">
            <text:p>5</text:p>
          </table:table-cell>
          <table:table-cell table:style-name="ce2" table:formula="of:=[.B43]+[.$C$32]" office:value-type="float" office:value="0.5" calcext:value-type="float">
            <text:p>0.500</text:p>
          </table:table-cell>
          <table:table-cell office:value-type="float" office:value="4" calcext:value-type="float">
            <text:p>4</text:p>
          </table:table-cell>
          <table:table-cell table:style-name="ce5" table:formula="of:=IF([.B44]&gt;[.$P$5])" office:value-type="boolean" office:boolean-value="true" calcext:value-type="boolean">
            <text:p>TRUE</text:p>
          </table:table-cell>
          <table:table-cell table:style-name="ce5" table:formula="of:=IF([.C44]&lt;[.$P$6])" office:value-type="boolean" office:boolean-value="false" calcext:value-type="boolean">
            <text:p>FALSE</text:p>
          </table:table-cell>
          <table:table-cell table:style-name="ce5" table:formula="of:=IF([.C44]&gt;[.$L$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7"/>
          <table:table-cell table:formula="of:=([.C44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4]+1" office:value-type="float" office:value="6" calcext:value-type="float">
            <text:p>6</text:p>
          </table:table-cell>
          <table:table-cell table:style-name="ce2" table:formula="of:=[.B44]+[.$C$32]" office:value-type="float" office:value="0.6" calcext:value-type="float">
            <text:p>0.600</text:p>
          </table:table-cell>
          <table:table-cell office:value-type="float" office:value="6" calcext:value-type="float">
            <text:p>6</text:p>
          </table:table-cell>
          <table:table-cell table:style-name="ce5" table:formula="of:=IF([.B45]&gt;[.$P$5])" office:value-type="boolean" office:boolean-value="true" calcext:value-type="boolean">
            <text:p>TRUE</text:p>
          </table:table-cell>
          <table:table-cell table:style-name="ce5" table:formula="of:=IF([.C45]&lt;[.$P$6])" office:value-type="boolean" office:boolean-value="false" calcext:value-type="boolean">
            <text:p>FALSE</text:p>
          </table:table-cell>
          <table:table-cell table:style-name="ce5" table:formula="of:=IF([.C45]&gt;[.$L$7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djustment needed, outfile is zeros</text:p>
          </table:table-cell>
          <table:table-cell table:number-columns-repeated="7"/>
          <table:table-cell table:formula="of:=([.C45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5]+1" office:value-type="float" office:value="7" calcext:value-type="float">
            <text:p>7</text:p>
          </table:table-cell>
          <table:table-cell table:style-name="ce2" table:formula="of:=[.B45]+[.$C$32]" office:value-type="float" office:value="0.7" calcext:value-type="float">
            <text:p>0.700</text:p>
          </table:table-cell>
          <table:table-cell office:value-type="float" office:value="7" calcext:value-type="float">
            <text:p>7</text:p>
          </table:table-cell>
          <table:table-cell table:style-name="ce5" table:formula="of:=IF([.B46]&gt;[.$P$5])" office:value-type="boolean" office:boolean-value="true" calcext:value-type="boolean">
            <text:p>TRUE</text:p>
          </table:table-cell>
          <table:table-cell table:style-name="ce5" table:formula="of:=IF([.C46]&lt;[.$P$6])" office:value-type="boolean" office:boolean-value="false" calcext:value-type="boolean">
            <text:p>FALSE</text:p>
          </table:table-cell>
          <table:table-cell table:style-name="ce5" table:formula="of:=IF([.C46]&gt;[.$L$7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ll dispense from ph down</text:p>
          </table:table-cell>
          <table:table-cell table:number-columns-repeated="7"/>
          <table:table-cell table:formula="of:=([.C46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6]+1" office:value-type="float" office:value="8" calcext:value-type="float">
            <text:p>8</text:p>
          </table:table-cell>
          <table:table-cell table:style-name="ce2" table:formula="of:=[.B46]+[.$C$32]" office:value-type="float" office:value="0.8" calcext:value-type="float">
            <text:p>0.800</text:p>
          </table:table-cell>
          <table:table-cell office:value-type="float" office:value="7" calcext:value-type="float">
            <text:p>7</text:p>
          </table:table-cell>
          <table:table-cell table:style-name="ce5" table:formula="of:=IF([.B47]&gt;[.$P$5])" office:value-type="boolean" office:boolean-value="true" calcext:value-type="boolean">
            <text:p>TRUE</text:p>
          </table:table-cell>
          <table:table-cell table:style-name="ce5" table:formula="of:=IF([.C47]&lt;[.$P$6])" office:value-type="boolean" office:boolean-value="false" calcext:value-type="boolean">
            <text:p>FALSE</text:p>
          </table:table-cell>
          <table:table-cell table:style-name="ce5" table:formula="of:=IF([.C47]&gt;[.$L$7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7"/>
          <table:table-cell table:formula="of:=([.C47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formula="of:=[.A47]+1" office:value-type="float" office:value="9" calcext:value-type="float">
            <text:p>9</text:p>
          </table:table-cell>
          <table:table-cell table:style-name="ce2" table:formula="of:=[.B47]+[.$C$32]" office:value-type="float" office:value="0.9" calcext:value-type="float">
            <text:p>0.900</text:p>
          </table:table-cell>
          <table:table-cell office:value-type="float" office:value="6" calcext:value-type="float">
            <text:p>6</text:p>
          </table:table-cell>
          <table:table-cell table:style-name="ce5" table:formula="of:=IF([.B48]&gt;[.$P$5])" office:value-type="boolean" office:boolean-value="true" calcext:value-type="boolean">
            <text:p>TRUE</text:p>
          </table:table-cell>
          <table:table-cell table:style-name="ce5" table:formula="of:=IF([.C48]&lt;[.$P$6])" office:value-type="boolean" office:boolean-value="false" calcext:value-type="boolean">
            <text:p>FALSE</text:p>
          </table:table-cell>
          <table:table-cell table:style-name="ce5" table:formula="of:=IF([.C48]&gt;[.$L$7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djustment needed, outfile is zeros</text:p>
          </table:table-cell>
          <table:table-cell table:number-columns-repeated="7"/>
          <table:table-cell table:formula="of:=([.C48]-[.$X$7])*[.$X$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table:style-name="ce1" office:value-type="string" calcext:value-type="string" table:number-columns-spanned="16" table:number-rows-spanned="1">
            <text:p>Temp and humidity</text:p>
          </table:table-cell>
          <table:covered-table-cell table:style-name="ce1"/>
          <table:covered-table-cell table:number-columns-repeated="14"/>
          <table:table-cell table:number-columns-repeated="8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ead_every</text:p>
          </table:table-cell>
          <table:table-cell office:value-type="float" office:value="0.15" calcext:value-type="float">
            <text:p>0.1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emp average factor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humidity average factor</text:p>
          </table:table-cell>
          <table:table-cell office:value-type="float" office:value="0.8" calcext:value-type="float">
            <text:p>0.8</text:p>
          </table:table-cell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Humidity</text:p>
          </table:table-cell>
          <table:covered-table-cell/>
          <table:table-cell table:number-columns-repeated="8"/>
          <table:table-cell table:style-name="ce1" office:value-type="string" calcext:value-type="string" table:number-columns-spanned="2" table:number-rows-spanned="1">
            <text:p>Correct results (remove empty lines)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w temp</text:p>
          </table:table-cell>
          <table:table-cell office:value-type="string" calcext:value-type="string">
            <text:p>moving average</text:p>
          </table:table-cell>
          <table:table-cell/>
          <table:table-cell office:value-type="string" calcext:value-type="string">
            <text:p>raw humiudity</text:p>
          </table:table-cell>
          <table:table-cell office:value-type="string" calcext:value-type="string">
            <text:p>moving average</text:p>
          </table:table-cell>
          <table:table-cell/>
          <table:table-cell office:value-type="string" calcext:value-type="string">
            <text:p>Valid Reading</text:p>
          </table:table-cell>
          <table:table-cell office:value-type="string" calcext:value-type="string">
            <text:p>Time of last valid reading before executing</text:p>
          </table:table-cell>
          <table:table-cell office:value-type="string" calcext:value-type="string">
            <text:p>Can read by last valid</text:p>
          </table:table-cell>
          <table:table-cell/>
          <table:table-cell office:value-type="string" calcext:value-type="string">
            <text:p>Input file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Humidit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itial values ====&gt;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initial values ====&gt;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5" office:value-type="boolean" office:boolean-value="false" calcext:value-type="boolean">
            <text:p>FALSE</text:p>
          </table:table-cell>
          <table:table-cell office:value-type="float" office:value="-10" calcext:value-type="float">
            <text:p>-10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time,temperature_raw,temperature_average</text:p>
          </table:table-cell>
          <table:table-cell office:value-type="string" calcext:value-type="string">
            <text:p>time,relative_humidity_raw,relative_humidity_average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.000</text:p>
          </table:table-cell>
          <table:table-cell office:value-type="float" office:value="20.5" calcext:value-type="float">
            <text:p>20.5</text:p>
          </table:table-cell>
          <table:table-cell table:style-name="ce6" table:formula="of:=IF([.C64]=&quot;None&quot;;[.D63];[.$C$59]*[.D63]+(1-[.$C$59])*[.C64])" office:value-type="float" office:value="20.05" calcext:value-type="float">
            <text:p>20.0500</text:p>
          </table:table-cell>
          <table:table-cell/>
          <table:table-cell office:value-type="float" office:value="50.5" calcext:value-type="float">
            <text:p>50.5</text:p>
          </table:table-cell>
          <table:table-cell table:style-name="ce6" table:formula="of:=IF([.F64]=&quot;None&quot;;[.G63];[.$G$59]*[.G63]+(1-[.$G$59])*[.F64])" office:value-type="float" office:value="50.1" calcext:value-type="float">
            <text:p>50.1000</text:p>
          </table:table-cell>
          <table:table-cell/>
          <table:table-cell table:style-name="ce5" table:formula="of:=IF(AND(NOT([.F64]=&quot;None&quot;);NOT([.C64]=&quot;None&quot;));TRUE();FALSE())" office:value-type="boolean" office:boolean-value="true" calcext:value-type="boolean">
            <text:p>TRUE</text:p>
          </table:table-cell>
          <table:table-cell table:formula="of:=IF(AND([.I63];[.K63]);[.B63];[.J63])" office:value-type="float" office:value="-10" calcext:value-type="float">
            <text:p>-10</text:p>
          </table:table-cell>
          <table:table-cell table:style-name="ce8" table:formula="of:=IF(([.B64]-[.$C$3])&gt;[.J64])" office:value-type="boolean" office:boolean-value="true" calcext:value-type="boolean">
            <text:p>TRUE</text:p>
          </table:table-cell>
          <table:table-cell/>
          <table:table-cell table:style-name="ce6" table:formula="of:=IF([.K64];CONCATENATE([.F64];&quot;,&quot;;[.C64]);&quot;&quot;)" office:value-type="string" office:string-value="50.5,20.5" calcext:value-type="string">
            <text:p>50.5,20.5</text:p>
          </table:table-cell>
          <table:table-cell table:style-name="ce6"/>
          <table:table-cell table:style-name="ce5"/>
          <table:table-cell table:formula="of:=IF(NOT([.M64]=&quot;&quot;);CONCATENATE([.B64];&quot;,_,_,&quot;;[.C64];&quot;,&quot;;[.D64]);&quot;&quot;)" office:value-type="string" office:string-value="0,_,_,20.5,20.05" calcext:value-type="string">
            <text:p>0,_,_,20.5,20.05</text:p>
          </table:table-cell>
          <table:table-cell table:formula="of:=CONCATENATE([.B64];&quot;,_,_,&quot;;[.F64];&quot;,&quot;;[.G64])" office:value-type="string" office:string-value="0,_,_,50.5,50.1" calcext:value-type="string">
            <text:p>0,_,_,50.5,50.1</text:p>
          </table:table-cell>
          <table:table-cell table:number-columns-repeated="7"/>
        </table:table-row>
        <table:table-row table:style-name="ro1">
          <table:table-cell table:formula="of:=[.A64]+1" office:value-type="float" office:value="1" calcext:value-type="float">
            <text:p>1</text:p>
          </table:table-cell>
          <table:table-cell table:style-name="ce2" table:formula="of:=[.B64]+[.$C$57]" office:value-type="float" office:value="0.1" calcext:value-type="float">
            <text:p>0.100</text:p>
          </table:table-cell>
          <table:table-cell office:value-type="string" calcext:value-type="string">
            <text:p>None</text:p>
          </table:table-cell>
          <table:table-cell table:style-name="ce6" table:formula="of:=IF([.C65]=&quot;None&quot;;[.D64];[.$C$59]*[.D64]+(1-[.$C$59])*[.C65])" office:value-type="float" office:value="20.05" calcext:value-type="float">
            <text:p>20.050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5]=&quot;None&quot;;[.G64];[.$G$59]*[.G64]+(1-[.$G$59])*[.F65])" office:value-type="float" office:value="50.1" calcext:value-type="float">
            <text:p>50.1000</text:p>
          </table:table-cell>
          <table:table-cell/>
          <table:table-cell table:style-name="ce5" table:formula="of:=IF(AND(NOT([.F65]=&quot;None&quot;);NOT([.C65]=&quot;None&quot;));TRUE();FALSE())" office:value-type="boolean" office:boolean-value="false" calcext:value-type="boolean">
            <text:p>FALSE</text:p>
          </table:table-cell>
          <table:table-cell table:style-name="ce2" table:formula="of:=IF(AND([.I64];[.K64]);[.B64];[.J64])" office:value-type="float" office:value="0" calcext:value-type="float">
            <text:p>0.000</text:p>
          </table:table-cell>
          <table:table-cell table:style-name="ce8" table:formula="of:=IF(([.B65]-[.$C$3])&gt;[.J65])" office:value-type="boolean" office:boolean-value="false" calcext:value-type="boolean">
            <text:p>FALSE</text:p>
          </table:table-cell>
          <table:table-cell/>
          <table:table-cell table:style-name="ce6" table:formula="of:=IF([.K65];CONCATENATE([.F65];&quot;,&quot;;[.C65]);&quot;&quot;)">
            <text:p/>
          </table:table-cell>
          <table:table-cell table:style-name="ce6"/>
          <table:table-cell/>
          <table:table-cell table:formula="of:=IF(NOT([.M65]=&quot;&quot;);CONCATENATE([.B65];&quot;,_,_,&quot;;[.C65];&quot;,&quot;;[.D65]);&quot;&quot;)">
            <text:p/>
          </table:table-cell>
          <table:table-cell table:number-columns-repeated="8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table:style-name="ce2" table:formula="of:=[.B65]+[.$C$57]" office:value-type="float" office:value="0.2" calcext:value-type="float">
            <text:p>0.200</text:p>
          </table:table-cell>
          <table:table-cell office:value-type="float" office:value="21.5" calcext:value-type="float">
            <text:p>21.5</text:p>
          </table:table-cell>
          <table:table-cell table:style-name="ce6" table:formula="of:=IF([.C66]=&quot;None&quot;;[.D65];[.$C$59]*[.D65]+(1-[.$C$59])*[.C66])" office:value-type="float" office:value="20.195" calcext:value-type="float">
            <text:p>20.195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6]=&quot;None&quot;;[.G65];[.$G$59]*[.G65]+(1-[.$G$59])*[.F66])" office:value-type="float" office:value="50.1" calcext:value-type="float">
            <text:p>50.1000</text:p>
          </table:table-cell>
          <table:table-cell/>
          <table:table-cell table:style-name="ce5" table:formula="of:=IF(AND(NOT([.F66]=&quot;None&quot;);NOT([.C66]=&quot;None&quot;));TRUE();FALSE())" office:value-type="boolean" office:boolean-value="false" calcext:value-type="boolean">
            <text:p>FALSE</text:p>
          </table:table-cell>
          <table:table-cell table:style-name="ce2" table:formula="of:=IF(AND([.I65];[.K65]);[.B65];[.J65])" office:value-type="float" office:value="0" calcext:value-type="float">
            <text:p>0.000</text:p>
          </table:table-cell>
          <table:table-cell table:style-name="ce8" table:formula="of:=IF(([.B66]-[.$C$3])&gt;[.J66])" office:value-type="boolean" office:boolean-value="true" calcext:value-type="boolean">
            <text:p>TRUE</text:p>
          </table:table-cell>
          <table:table-cell/>
          <table:table-cell table:style-name="ce6" table:formula="of:=IF([.K66];CONCATENATE([.F66];&quot;,&quot;;[.C66]);&quot;&quot;)" office:value-type="string" office:string-value="None,21.5" calcext:value-type="string">
            <text:p>None,21.5</text:p>
          </table:table-cell>
          <table:table-cell table:style-name="ce6"/>
          <table:table-cell/>
          <table:table-cell table:formula="of:=IF(NOT([.M66]=&quot;&quot;);CONCATENATE([.B66];&quot;,_,_,&quot;;[.C66];&quot;,&quot;;[.D66]);&quot;&quot;)" office:value-type="string" office:string-value="0.2,_,_,21.5,20.195" calcext:value-type="string">
            <text:p>0.2,_,_,21.5,20.195</text:p>
          </table:table-cell>
          <table:table-cell table:formula="of:=CONCATENATE([.B66];&quot;,_,_,&quot;;[.F66];&quot;,&quot;;[.G66])" office:value-type="string" office:string-value="0.2,_,_,None,50.1" calcext:value-type="string">
            <text:p>0.2,_,_,None,50.1</text:p>
          </table:table-cell>
          <table:table-cell table:number-columns-repeated="7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table:style-name="ce2" table:formula="of:=[.B66]+[.$C$57]" office:value-type="float" office:value="0.3" calcext:value-type="float">
            <text:p>0.300</text:p>
          </table:table-cell>
          <table:table-cell office:value-type="float" office:value="22.5" calcext:value-type="float">
            <text:p>22.5</text:p>
          </table:table-cell>
          <table:table-cell table:style-name="ce6" table:formula="of:=IF([.C67]=&quot;None&quot;;[.D66];[.$C$59]*[.D66]+(1-[.$C$59])*[.C67])" office:value-type="float" office:value="20.4255" calcext:value-type="float">
            <text:p>20.4255</text:p>
          </table:table-cell>
          <table:table-cell/>
          <table:table-cell office:value-type="float" office:value="51.5" calcext:value-type="float">
            <text:p>51.5</text:p>
          </table:table-cell>
          <table:table-cell table:style-name="ce6" table:formula="of:=IF([.F67]=&quot;None&quot;;[.G66];[.$G$59]*[.G66]+(1-[.$G$59])*[.F67])" office:value-type="float" office:value="50.38" calcext:value-type="float">
            <text:p>50.3800</text:p>
          </table:table-cell>
          <table:table-cell/>
          <table:table-cell table:style-name="ce5" table:formula="of:=IF(AND(NOT([.F67]=&quot;None&quot;);NOT([.C67]=&quot;None&quot;));TRUE();FALSE())" office:value-type="boolean" office:boolean-value="true" calcext:value-type="boolean">
            <text:p>TRUE</text:p>
          </table:table-cell>
          <table:table-cell table:style-name="ce2" table:formula="of:=IF(AND([.I66];[.K66]);[.B66];[.J66])" office:value-type="float" office:value="0" calcext:value-type="float">
            <text:p>0.000</text:p>
          </table:table-cell>
          <table:table-cell table:style-name="ce8" table:formula="of:=IF(([.B67]-[.$C$3])&gt;[.J67])" office:value-type="boolean" office:boolean-value="true" calcext:value-type="boolean">
            <text:p>TRUE</text:p>
          </table:table-cell>
          <table:table-cell/>
          <table:table-cell table:style-name="ce6" table:formula="of:=IF([.K67];CONCATENATE([.F67];&quot;,&quot;;[.C67]);&quot;&quot;)" office:value-type="string" office:string-value="51.5,22.5" calcext:value-type="string">
            <text:p>51.5,22.5</text:p>
          </table:table-cell>
          <table:table-cell table:style-name="ce6"/>
          <table:table-cell/>
          <table:table-cell table:formula="of:=IF(NOT([.M67]=&quot;&quot;);CONCATENATE([.B67];&quot;,_,_,&quot;;[.C67];&quot;,&quot;;[.D67]);&quot;&quot;)" office:value-type="string" office:string-value="0.3,_,_,22.5,20.4255" calcext:value-type="string">
            <text:p>0.3,_,_,22.5,20.4255</text:p>
          </table:table-cell>
          <table:table-cell table:formula="of:=CONCATENATE([.B67];&quot;,_,_,&quot;;[.F67];&quot;,&quot;;[.G67])" office:value-type="string" office:string-value="0.3,_,_,51.5,50.38" calcext:value-type="string">
            <text:p>0.3,_,_,51.5,50.38</text:p>
          </table:table-cell>
          <table:table-cell table:number-columns-repeated="7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table:style-name="ce2" table:formula="of:=[.B67]+[.$C$57]" office:value-type="float" office:value="0.4" calcext:value-type="float">
            <text:p>0.400</text:p>
          </table:table-cell>
          <table:table-cell office:value-type="string" calcext:value-type="string">
            <text:p>None</text:p>
          </table:table-cell>
          <table:table-cell table:style-name="ce6" table:formula="of:=IF([.C68]=&quot;None&quot;;[.D67];[.$C$59]*[.D67]+(1-[.$C$59])*[.C68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8]=&quot;None&quot;;[.G67];[.$G$59]*[.G67]+(1-[.$G$59])*[.F68])" office:value-type="float" office:value="50.38" calcext:value-type="float">
            <text:p>50.3800</text:p>
          </table:table-cell>
          <table:table-cell/>
          <table:table-cell table:style-name="ce5" table:formula="of:=IF(AND(NOT([.F68]=&quot;None&quot;);NOT([.C68]=&quot;None&quot;));TRUE();FALSE())" office:value-type="boolean" office:boolean-value="false" calcext:value-type="boolean">
            <text:p>FALSE</text:p>
          </table:table-cell>
          <table:table-cell table:style-name="ce2" table:formula="of:=IF(AND([.I67];[.K67]);[.B67];[.J67])" office:value-type="float" office:value="0.3" calcext:value-type="float">
            <text:p>0.300</text:p>
          </table:table-cell>
          <table:table-cell table:style-name="ce8" table:formula="of:=IF(([.B68]-[.$C$3])&gt;[.J68])" office:value-type="boolean" office:boolean-value="false" calcext:value-type="boolean">
            <text:p>FALSE</text:p>
          </table:table-cell>
          <table:table-cell/>
          <table:table-cell table:style-name="ce6" table:formula="of:=IF([.K68];CONCATENATE([.F68];&quot;,&quot;;[.C68]);&quot;&quot;)">
            <text:p/>
          </table:table-cell>
          <table:table-cell table:style-name="ce6"/>
          <table:table-cell/>
          <table:table-cell table:formula="of:=IF(NOT([.M68]=&quot;&quot;);CONCATENATE([.B68];&quot;,_,_,&quot;;[.C68];&quot;,&quot;;[.D68]);&quot;&quot;)">
            <text:p/>
          </table:table-cell>
          <table:table-cell table:number-columns-repeated="8"/>
        </table:table-row>
        <table:table-row table:style-name="ro1">
          <table:table-cell table:formula="of:=[.A68]+1" office:value-type="float" office:value="5" calcext:value-type="float">
            <text:p>5</text:p>
          </table:table-cell>
          <table:table-cell table:style-name="ce2" table:formula="of:=[.B68]+[.$C$57]" office:value-type="float" office:value="0.5" calcext:value-type="float">
            <text:p>0.500</text:p>
          </table:table-cell>
          <table:table-cell office:value-type="string" calcext:value-type="string">
            <text:p>None</text:p>
          </table:table-cell>
          <table:table-cell table:style-name="ce6" table:formula="of:=IF([.C69]=&quot;None&quot;;[.D68];[.$C$59]*[.D68]+(1-[.$C$59])*[.C69])" office:value-type="float" office:value="20.4255" calcext:value-type="float">
            <text:p>20.4255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69]=&quot;None&quot;;[.G68];[.$G$59]*[.G68]+(1-[.$G$59])*[.F69])" office:value-type="float" office:value="50.38" calcext:value-type="float">
            <text:p>50.3800</text:p>
          </table:table-cell>
          <table:table-cell/>
          <table:table-cell table:style-name="ce5" table:formula="of:=IF(AND(NOT([.F69]=&quot;None&quot;);NOT([.C69]=&quot;None&quot;));TRUE();FALSE())" office:value-type="boolean" office:boolean-value="false" calcext:value-type="boolean">
            <text:p>FALSE</text:p>
          </table:table-cell>
          <table:table-cell table:style-name="ce2" table:formula="of:=IF(AND([.I68];[.K68]);[.B68];[.J68])" office:value-type="float" office:value="0.3" calcext:value-type="float">
            <text:p>0.300</text:p>
          </table:table-cell>
          <table:table-cell table:style-name="ce8" table:formula="of:=IF(([.B69]-[.$C$3])&gt;[.J69])" office:value-type="boolean" office:boolean-value="true" calcext:value-type="boolean">
            <text:p>TRUE</text:p>
          </table:table-cell>
          <table:table-cell/>
          <table:table-cell table:style-name="ce6" table:formula="of:=IF([.K69];CONCATENATE([.F69];&quot;,&quot;;[.C69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M69]=&quot;&quot;);CONCATENATE([.B69];&quot;,_,_,&quot;;[.C69];&quot;,&quot;;[.D69]);&quot;&quot;)" office:value-type="string" office:string-value="0.5,_,_,None,20.4255" calcext:value-type="string">
            <text:p>0.5,_,_,None,20.4255</text:p>
          </table:table-cell>
          <table:table-cell table:formula="of:=CONCATENATE([.B69];&quot;,_,_,&quot;;[.F69];&quot;,&quot;;[.G69])" office:value-type="string" office:string-value="0.5,_,_,None,50.38" calcext:value-type="string">
            <text:p>0.5,_,_,None,50.38</text:p>
          </table:table-cell>
          <table:table-cell table:number-columns-repeated="7"/>
        </table:table-row>
        <table:table-row table:style-name="ro1">
          <table:table-cell table:formula="of:=[.A69]+1" office:value-type="float" office:value="6" calcext:value-type="float">
            <text:p>6</text:p>
          </table:table-cell>
          <table:table-cell table:style-name="ce2" table:formula="of:=[.B69]+[.$C$57]" office:value-type="float" office:value="0.6" calcext:value-type="float">
            <text:p>0.600</text:p>
          </table:table-cell>
          <table:table-cell office:value-type="float" office:value="23.5" calcext:value-type="float">
            <text:p>23.5</text:p>
          </table:table-cell>
          <table:table-cell table:style-name="ce6" table:formula="of:=IF([.C70]=&quot;None&quot;;[.D69];[.$C$59]*[.D69]+(1-[.$C$59])*[.C70])" office:value-type="float" office:value="20.73295" calcext:value-type="float">
            <text:p>20.7330</text:p>
          </table:table-cell>
          <table:table-cell/>
          <table:table-cell office:value-type="float" office:value="52.5" calcext:value-type="float">
            <text:p>52.5</text:p>
          </table:table-cell>
          <table:table-cell table:style-name="ce6" table:formula="of:=IF([.F70]=&quot;None&quot;;[.G69];[.$G$59]*[.G69]+(1-[.$G$59])*[.F70])" office:value-type="float" office:value="50.804" calcext:value-type="float">
            <text:p>50.8040</text:p>
          </table:table-cell>
          <table:table-cell/>
          <table:table-cell table:style-name="ce5" table:formula="of:=IF(AND(NOT([.F70]=&quot;None&quot;);NOT([.C70]=&quot;None&quot;));TRUE();FALSE())" office:value-type="boolean" office:boolean-value="true" calcext:value-type="boolean">
            <text:p>TRUE</text:p>
          </table:table-cell>
          <table:table-cell table:style-name="ce2" table:formula="of:=IF(AND([.I69];[.K69]);[.B69];[.J69])" office:value-type="float" office:value="0.3" calcext:value-type="float">
            <text:p>0.300</text:p>
          </table:table-cell>
          <table:table-cell table:style-name="ce8" table:formula="of:=IF(([.B70]-[.$C$3])&gt;[.J70])" office:value-type="boolean" office:boolean-value="true" calcext:value-type="boolean">
            <text:p>TRUE</text:p>
          </table:table-cell>
          <table:table-cell/>
          <table:table-cell table:style-name="ce6" table:formula="of:=IF([.K70];CONCATENATE([.F70];&quot;,&quot;;[.C70]);&quot;&quot;)" office:value-type="string" office:string-value="52.5,23.5" calcext:value-type="string">
            <text:p>52.5,23.5</text:p>
          </table:table-cell>
          <table:table-cell table:style-name="ce6"/>
          <table:table-cell/>
          <table:table-cell table:formula="of:=IF(NOT([.M70]=&quot;&quot;);CONCATENATE([.B70];&quot;,_,_,&quot;;[.C70];&quot;,&quot;;[.D70]);&quot;&quot;)" office:value-type="string" office:string-value="0.6,_,_,23.5,20.73295" calcext:value-type="string">
            <text:p>0.6,_,_,23.5,20.73295</text:p>
          </table:table-cell>
          <table:table-cell table:formula="of:=CONCATENATE([.B70];&quot;,_,_,&quot;;[.F70];&quot;,&quot;;[.G70])" office:value-type="string" office:string-value="0.6,_,_,52.5,50.804" calcext:value-type="string">
            <text:p>0.6,_,_,52.5,50.804</text:p>
          </table:table-cell>
          <table:table-cell table:number-columns-repeated="7"/>
        </table:table-row>
        <table:table-row table:style-name="ro1">
          <table:table-cell table:formula="of:=[.A70]+1" office:value-type="float" office:value="7" calcext:value-type="float">
            <text:p>7</text:p>
          </table:table-cell>
          <table:table-cell table:style-name="ce2" table:formula="of:=[.B70]+[.$C$57]" office:value-type="float" office:value="0.7" calcext:value-type="float">
            <text:p>0.700</text:p>
          </table:table-cell>
          <table:table-cell office:value-type="string" calcext:value-type="string">
            <text:p>None</text:p>
          </table:table-cell>
          <table:table-cell table:style-name="ce6" table:formula="of:=IF([.C71]=&quot;None&quot;;[.D70];[.$C$59]*[.D70]+(1-[.$C$59])*[.C71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1]=&quot;None&quot;;[.G70];[.$G$59]*[.G70]+(1-[.$G$59])*[.F71])" office:value-type="float" office:value="50.804" calcext:value-type="float">
            <text:p>50.8040</text:p>
          </table:table-cell>
          <table:table-cell/>
          <table:table-cell table:style-name="ce5" table:formula="of:=IF(AND(NOT([.F71]=&quot;None&quot;);NOT([.C71]=&quot;None&quot;));TRUE();FALSE())" office:value-type="boolean" office:boolean-value="false" calcext:value-type="boolean">
            <text:p>FALSE</text:p>
          </table:table-cell>
          <table:table-cell table:style-name="ce2" table:formula="of:=IF(AND([.I70];[.K70]);[.B70];[.J70])" office:value-type="float" office:value="0.6" calcext:value-type="float">
            <text:p>0.600</text:p>
          </table:table-cell>
          <table:table-cell table:style-name="ce8" table:formula="of:=IF(([.B71]-[.$C$3])&gt;[.J71])" office:value-type="boolean" office:boolean-value="false" calcext:value-type="boolean">
            <text:p>FALSE</text:p>
          </table:table-cell>
          <table:table-cell/>
          <table:table-cell table:style-name="ce6" table:formula="of:=IF([.K71];CONCATENATE([.F71];&quot;,&quot;;[.C71]);&quot;&quot;)">
            <text:p/>
          </table:table-cell>
          <table:table-cell table:style-name="ce6"/>
          <table:table-cell/>
          <table:table-cell table:formula="of:=IF(NOT([.M71]=&quot;&quot;);CONCATENATE([.B71];&quot;,_,_,&quot;;[.C71];&quot;,&quot;;[.D71]);&quot;&quot;)">
            <text:p/>
          </table:table-cell>
          <table:table-cell table:number-columns-repeated="8"/>
        </table:table-row>
        <table:table-row table:style-name="ro1">
          <table:table-cell table:formula="of:=[.A71]+1" office:value-type="float" office:value="8" calcext:value-type="float">
            <text:p>8</text:p>
          </table:table-cell>
          <table:table-cell table:style-name="ce2" table:formula="of:=[.B71]+[.$C$57]" office:value-type="float" office:value="0.8" calcext:value-type="float">
            <text:p>0.800</text:p>
          </table:table-cell>
          <table:table-cell office:value-type="string" calcext:value-type="string">
            <text:p>None</text:p>
          </table:table-cell>
          <table:table-cell table:style-name="ce6" table:formula="of:=IF([.C72]=&quot;None&quot;;[.D71];[.$C$59]*[.D71]+(1-[.$C$59])*[.C72])" office:value-type="float" office:value="20.73295" calcext:value-type="float">
            <text:p>20.7330</text:p>
          </table:table-cell>
          <table:table-cell/>
          <table:table-cell office:value-type="string" calcext:value-type="string">
            <text:p>None</text:p>
          </table:table-cell>
          <table:table-cell table:style-name="ce6" table:formula="of:=IF([.F72]=&quot;None&quot;;[.G71];[.$G$59]*[.G71]+(1-[.$G$59])*[.F72])" office:value-type="float" office:value="50.804" calcext:value-type="float">
            <text:p>50.8040</text:p>
          </table:table-cell>
          <table:table-cell/>
          <table:table-cell table:style-name="ce5" table:formula="of:=IF(AND(NOT([.F72]=&quot;None&quot;);NOT([.C72]=&quot;None&quot;));TRUE();FALSE())" office:value-type="boolean" office:boolean-value="false" calcext:value-type="boolean">
            <text:p>FALSE</text:p>
          </table:table-cell>
          <table:table-cell table:style-name="ce2" table:formula="of:=IF(AND([.I71];[.K71]);[.B71];[.J71])" office:value-type="float" office:value="0.6" calcext:value-type="float">
            <text:p>0.600</text:p>
          </table:table-cell>
          <table:table-cell table:style-name="ce8" table:formula="of:=IF(([.B72]-[.$C$3])&gt;[.J72])" office:value-type="boolean" office:boolean-value="true" calcext:value-type="boolean">
            <text:p>TRUE</text:p>
          </table:table-cell>
          <table:table-cell/>
          <table:table-cell table:style-name="ce6" table:formula="of:=IF([.K72];CONCATENATE([.F72];&quot;,&quot;;[.C72]);&quot;&quot;)" office:value-type="string" office:string-value="None,None" calcext:value-type="string">
            <text:p>None,None</text:p>
          </table:table-cell>
          <table:table-cell table:style-name="ce6"/>
          <table:table-cell/>
          <table:table-cell table:formula="of:=IF(NOT([.M72]=&quot;&quot;);CONCATENATE([.B72];&quot;,_,_,&quot;;[.C72];&quot;,&quot;;[.D72]);&quot;&quot;)" office:value-type="string" office:string-value="0.8,_,_,None,20.73295" calcext:value-type="string">
            <text:p>0.8,_,_,None,20.73295</text:p>
          </table:table-cell>
          <table:table-cell table:formula="of:=CONCATENATE([.B72];&quot;,_,_,&quot;;[.F72];&quot;,&quot;;[.G72])" office:value-type="string" office:string-value="0.8,_,_,None,50.804" calcext:value-type="string">
            <text:p>0.8,_,_,None,50.804</text:p>
          </table:table-cell>
          <table:table-cell table:number-columns-repeated="7"/>
        </table:table-row>
        <table:table-row table:style-name="ro1">
          <table:table-cell table:formula="of:=[.A72]+1" office:value-type="float" office:value="9" calcext:value-type="float">
            <text:p>9</text:p>
          </table:table-cell>
          <table:table-cell table:style-name="ce2" table:formula="of:=[.B72]+[.$C$57]" office:value-type="float" office:value="0.9" calcext:value-type="float">
            <text:p>0.900</text:p>
          </table:table-cell>
          <table:table-cell office:value-type="string" calcext:value-type="string">
            <text:p>None</text:p>
          </table:table-cell>
          <table:table-cell table:style-name="ce6" table:formula="of:=IF([.C73]=&quot;None&quot;;[.D72];[.$C$59]*[.D72]+(1-[.$C$59])*[.C73])" office:value-type="float" office:value="20.73295" calcext:value-type="float">
            <text:p>20.7330</text:p>
          </table:table-cell>
          <table:table-cell/>
          <table:table-cell office:value-type="float" office:value="53.5" calcext:value-type="float">
            <text:p>53.5</text:p>
          </table:table-cell>
          <table:table-cell table:style-name="ce6" table:formula="of:=IF([.F73]=&quot;None&quot;;[.G72];[.$G$59]*[.G72]+(1-[.$G$59])*[.F73])" office:value-type="float" office:value="51.3432" calcext:value-type="float">
            <text:p>51.3432</text:p>
          </table:table-cell>
          <table:table-cell/>
          <table:table-cell table:style-name="ce5" table:formula="of:=IF(AND(NOT([.F73]=&quot;None&quot;);NOT([.C73]=&quot;None&quot;));TRUE();FALSE())" office:value-type="boolean" office:boolean-value="false" calcext:value-type="boolean">
            <text:p>FALSE</text:p>
          </table:table-cell>
          <table:table-cell table:style-name="ce2" table:formula="of:=IF(AND([.I72];[.K72]);[.B72];[.J72])" office:value-type="float" office:value="0.6" calcext:value-type="float">
            <text:p>0.600</text:p>
          </table:table-cell>
          <table:table-cell table:style-name="ce8" table:formula="of:=IF(([.B73]-[.$C$3])&gt;[.J73])" office:value-type="boolean" office:boolean-value="true" calcext:value-type="boolean">
            <text:p>TRUE</text:p>
          </table:table-cell>
          <table:table-cell/>
          <table:table-cell table:style-name="ce6" table:formula="of:=IF([.K73];CONCATENATE([.F73];&quot;,&quot;;[.C73]);&quot;&quot;)" office:value-type="string" office:string-value="53.5,None" calcext:value-type="string">
            <text:p>53.5,None</text:p>
          </table:table-cell>
          <table:table-cell table:style-name="ce6"/>
          <table:table-cell/>
          <table:table-cell table:formula="of:=IF(NOT([.M73]=&quot;&quot;);CONCATENATE([.B73];&quot;,_,_,&quot;;[.C73];&quot;,&quot;;[.D73]);&quot;&quot;)" office:value-type="string" office:string-value="0.9,_,_,None,20.73295" calcext:value-type="string">
            <text:p>0.9,_,_,None,20.73295</text:p>
          </table:table-cell>
          <table:table-cell table:formula="of:=CONCATENATE([.B73];&quot;,_,_,&quot;;[.F73];&quot;,&quot;;[.G73])" office:value-type="string" office:string-value="0.9,_,_,53.5,51.3432" calcext:value-type="string">
            <text:p>0.9,_,_,53.5,51.3432</text:p>
          </table:table-cell>
          <table:table-cell table:number-columns-repeated="7"/>
        </table:table-row>
        <table:table-row table:style-name="ro1">
          <table:table-cell table:formula="of:=[.A73]+1" office:value-type="float" office:value="10" calcext:value-type="float">
            <text:p>10</text:p>
          </table:table-cell>
          <table:table-cell table:style-name="ce2" table:formula="of:=[.B73]+[.$C$57]" office:value-type="float" office:value="1" calcext:value-type="float">
            <text:p>1.000</text:p>
          </table:table-cell>
          <table:table-cell office:value-type="float" office:value="24.5" calcext:value-type="float">
            <text:p>24.5</text:p>
          </table:table-cell>
          <table:table-cell table:style-name="ce6" table:formula="of:=IF([.C74]=&quot;None&quot;;[.D73];[.$C$59]*[.D73]+(1-[.$C$59])*[.C74])" office:value-type="float" office:value="21.109655" calcext:value-type="float">
            <text:p>21.1097</text:p>
          </table:table-cell>
          <table:table-cell/>
          <table:table-cell office:value-type="float" office:value="54.5" calcext:value-type="float">
            <text:p>54.5</text:p>
          </table:table-cell>
          <table:table-cell table:style-name="ce6" table:formula="of:=IF([.F74]=&quot;None&quot;;[.G73];[.$G$59]*[.G73]+(1-[.$G$59])*[.F74])" office:value-type="float" office:value="51.97456" calcext:value-type="float">
            <text:p>51.9746</text:p>
          </table:table-cell>
          <table:table-cell/>
          <table:table-cell table:style-name="ce5" table:formula="of:=IF(AND(NOT([.F74]=&quot;None&quot;);NOT([.C74]=&quot;None&quot;));TRUE();FALSE())" office:value-type="boolean" office:boolean-value="true" calcext:value-type="boolean">
            <text:p>TRUE</text:p>
          </table:table-cell>
          <table:table-cell table:style-name="ce2" table:formula="of:=IF(AND([.I73];[.K73]);[.B73];[.J73])" office:value-type="float" office:value="0.6" calcext:value-type="float">
            <text:p>0.600</text:p>
          </table:table-cell>
          <table:table-cell table:style-name="ce8" table:formula="of:=IF(([.B74]-[.$C$3])&gt;[.J74])" office:value-type="boolean" office:boolean-value="true" calcext:value-type="boolean">
            <text:p>TRUE</text:p>
          </table:table-cell>
          <table:table-cell/>
          <table:table-cell table:style-name="ce6" table:formula="of:=IF([.K74];CONCATENATE([.F74];&quot;,&quot;;[.C74]);&quot;&quot;)" office:value-type="string" office:string-value="54.5,24.5" calcext:value-type="string">
            <text:p>54.5,24.5</text:p>
          </table:table-cell>
          <table:table-cell table:style-name="ce6"/>
          <table:table-cell/>
          <table:table-cell table:formula="of:=IF(NOT([.M74]=&quot;&quot;);CONCATENATE([.B74];&quot;,_,_,&quot;;[.C74];&quot;,&quot;;[.D74]);&quot;&quot;)" office:value-type="string" office:string-value="1,_,_,24.5,21.109655" calcext:value-type="string">
            <text:p>1,_,_,24.5,21.109655</text:p>
          </table:table-cell>
          <table:table-cell table:formula="of:=CONCATENATE([.B74];&quot;,_,_,&quot;;[.F74];&quot;,&quot;;[.G74])" office:value-type="string" office:string-value="1,_,_,54.5,51.97456" calcext:value-type="string">
            <text:p>1,_,_,54.5,51.97456</text:p>
          </table:table-cell>
          <table:table-cell table:number-columns-repeated="7"/>
        </table:table-row>
        <table:table-row table:style-name="ro1" table:number-rows-repeated="6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6"/>
          <table:table-cell table:number-columns-repeated="2"/>
          <table:table-cell table:style-name="ce6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number:number-style style:name="N139">
      <number:number number:decimal-places="19" loext:min-decimal-places="19" number:min-integer-digits="1"/>
    </number:number-style>
    <number:number-style style:name="N140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6">00/00/0000</text:date>, <text:time style:data-style-name="N2" text:time-value="20:37:25.527305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2:39:38.575851670</meta:creation-date>
    <meta:editing-duration>PT1H23M38S</meta:editing-duration>
    <meta:editing-cycles>37</meta:editing-cycles>
    <meta:generator>LibreOffice/5.1.6.2$Linux_X86_64 LibreOffice_project/10m0$Build-2</meta:generator>
    <dc:date>2020-02-06T20:35:52.612570062</dc:date>
    <meta:document-statistic meta:table-count="1" meta:cell-count="539" meta:object-count="0"/>
  </office:meta>
</office:document-meta>
</file>